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BCDEE+Bookman Old Style" svg:font-family="'ABCDEE+Bookman Old Style'"/>
    <style:font-face style:name="ABCDEE+Bookman Old Style,Bold" svg:font-family="'ABCDEE+Bookman Old Style,Bold'"/>
    <style:font-face style:name="OpenSymbol1" svg:font-family="OpenSymbol"/>
    <style:font-face style:name="OpenSymbol" svg:font-family="OpenSymbol, 'Arial Unicode MS'"/>
    <style:font-face style:name="Verdana" svg:font-family="Verdana, Arial, Helvetica, sans-serif"/>
    <style:font-face style:name="sans-serif" svg:font-family="sans-serif"/>
    <style:font-face style:name="ABCDEE+Bookman Old Style1" svg:font-family="'ABCDEE+Bookman Old Style'" style:font-family-generic="swiss"/>
    <style:font-face style:name="ABCDEE+Bookman Old Style,Bold1" svg:font-family="'ABCDEE+Bookman Old Style,Bold'" style:font-family-generic="swiss"/>
    <style:font-face style:name="ABCDEE+Bookman Old Style,Italic" svg:font-family="'ABCDEE+Bookman Old Style,Italic'" style:font-family-generic="swiss"/>
    <style:font-face style:name="Lucida Sans1" svg:font-family="'Lucida Sans'" style:font-family-generic="swiss"/>
    <style:font-face style:name="Times New Roman1" svg:font-family="'Times New Roman'" style:font-family-generic="swiss"/>
    <style:font-face style:name="Times New Roman,Italic" svg:font-family="'Times New Roman,Italic'" style:font-family-generic="swiss"/>
    <style:font-face style:name="DejaVu Sans" svg:font-family="'DejaVu Sans', 'Arial Unicode MS'" style:font-pitch="variable"/>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Times New Roman" style:font-name-complex="Times New Roman"/>
    </style:style>
    <style:style style:name="P2" style:family="paragraph" style:parent-style-name="Text_20_body" style:list-style-name="L2">
      <style:paragraph-properties fo:line-height="150%" fo:text-align="justify" style:justify-single-word="false"/>
      <style:text-properties style:font-name="Times New Roman" style:font-name-complex="Times New Roman"/>
    </style:style>
    <style:style style:name="P3" style:family="paragraph" style:parent-style-name="Text_20_body">
      <style:paragraph-properties fo:line-height="150%" fo:text-align="justify" style:justify-single-word="false"/>
      <style:text-properties style:font-name="Times New Roman" fo:font-style="italic" style:font-style-asian="italic" style:font-name-complex="Times New Roman" style:font-style-complex="italic"/>
    </style:style>
    <style:style style:name="P4" style:family="paragraph" style:parent-style-name="Text_20_body">
      <style:paragraph-properties fo:line-height="150%" fo:text-align="justify" style:justify-single-word="false"/>
      <style:text-properties style:font-name="Times New Roman" fo:font-weight="bold" style:font-weight-asian="bold" style:font-name-complex="Times New Roman" style:font-weight-complex="bold"/>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 style:family="paragraph" style:parent-style-name="Text_20_body" style:list-style-name="L2">
      <style:paragraph-properties fo:margin-left="0cm" fo:margin-right="0cm" fo:line-height="150%" fo:text-align="justify" style:justify-single-word="false" fo:text-indent="-0.053cm" style:auto-text-indent="false">
        <style:tab-stops/>
      </style:paragraph-properties>
      <style:text-properties style:font-name="Times New Roman" style:font-name-complex="Times New Roman"/>
    </style:style>
    <style:style style:name="P8" style:family="paragraph" style:parent-style-name="Heading_20_1" style:master-page-name="Standard">
      <style:paragraph-properties fo:margin-left="-0.026cm" fo:margin-right="0cm" fo:line-height="150%" fo:text-align="justify" style:justify-single-word="false" fo:text-indent="0cm" style:auto-text-indent="false" style:page-number="auto">
        <style:tab-stops/>
      </style:paragraph-properties>
      <style:text-properties fo:color="#000000" fo:font-weight="bold" style:font-weight-asian="bold" style:font-weight-complex="bold"/>
    </style:style>
    <style:style style:name="P9" style:family="paragraph" style:parent-style-name="Heading_20_2">
      <style:paragraph-properties fo:line-height="150%" fo:text-align="justify" style:justify-single-word="false"/>
      <style:text-properties style:font-name="Times New Roman" fo:font-size="12pt" style:font-size-asian="12pt" style:font-name-complex="Times New Roman" style:font-size-complex="12pt"/>
    </style:style>
    <style:style style:name="P10" style:family="paragraph" style:parent-style-name="Heading_20_2">
      <style:paragraph-properties fo:line-height="150%" fo:text-align="justify" style:justify-single-word="false"/>
      <style:text-properties fo:color="#000000" style:font-name="Times New Roman" fo:font-size="12pt" style:font-size-asian="12pt" style:font-name-complex="Times New Roman" style:font-size-complex="12pt"/>
    </style:style>
    <style:style style:name="P11" style:family="paragraph" style:parent-style-name="Heading_20_3">
      <style:paragraph-properties fo:line-height="150%" fo:text-align="justify" style:justify-single-word="false"/>
      <style:text-properties style:font-name="Times New Roman" fo:font-size="12pt" style:font-size-asian="12pt" style:font-name-complex="Times New Roman" style:font-size-complex="12pt"/>
    </style:style>
    <style:style style:name="P12" style:family="paragraph" style:parent-style-name="Heading_20_3">
      <style:paragraph-properties fo:line-height="150%" fo:text-align="justify" style:justify-single-word="false"/>
      <style:text-properties fo:color="#000000" style:font-name="Liberation Serif" fo:font-size="12pt" style:font-size-asian="12pt" style:font-name-complex="Times New Roman" style:font-size-complex="12pt"/>
    </style:style>
    <style:style style:name="P13" style:family="paragraph" style:parent-style-name="Standard">
      <style:paragraph-properties fo:line-height="150%" fo:text-align="justify" style:justify-single-word="false"/>
      <style:text-properties style:font-name="Times New Roman" style:font-name-complex="Times New Roman"/>
    </style:style>
    <style:style style:name="P14" style:family="paragraph" style:parent-style-name="Standard" style:list-style-name="WW8Num2">
      <style:paragraph-properties fo:line-height="150%" fo:text-align="justify" style:justify-single-word="false"/>
      <style:text-properties style:font-name="Times New Roman" style:font-name-complex="Times New Roman"/>
    </style:style>
    <style:style style:name="P15" style:family="paragraph" style:parent-style-name="Standard" style:list-style-name="WW8Num3">
      <style:paragraph-properties fo:line-height="150%" fo:text-align="justify" style:justify-single-word="false"/>
      <style:text-properties style:font-name="Times New Roman" style:font-name-complex="Times New Roman"/>
    </style:style>
    <style:style style:name="P16" style:family="paragraph" style:parent-style-name="Standard">
      <style:paragraph-properties fo:line-height="150%" fo:text-align="justify" style:justify-single-word="false"/>
    </style:style>
    <style:style style:name="P17" style:family="paragraph" style:parent-style-name="Standard" style:list-style-name="WW8Num2">
      <style:paragraph-properties fo:line-height="150%" fo:text-align="justify" style:justify-single-word="false"/>
    </style:style>
    <style:style style:name="P18" style:family="paragraph" style:parent-style-name="Standard" style:list-style-name="WW8Num3">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fo:color="#000000"/>
    </style:style>
    <style:style style:name="P20" style:family="paragraph" style:parent-style-name="Standard" style:list-style-name="L1">
      <style:paragraph-properties fo:line-height="150%" fo:text-align="justify" style:justify-single-word="false"/>
      <style:text-properties fo:color="#000000"/>
    </style:style>
    <style:style style:name="P21" style:family="paragraph" style:parent-style-name="Standard">
      <style:paragraph-properties fo:line-height="150%" fo:text-align="justify" style:justify-single-word="false"/>
      <style:text-properties fo:color="#000000" style:font-name="Times New Roman" style:font-name-complex="Times New Roman"/>
    </style:style>
    <style:style style:name="P22" style:family="paragraph" style:parent-style-name="Standard">
      <style:paragraph-properties fo:line-height="150%" fo:text-align="justify" style:justify-single-word="false"/>
      <style:text-properties fo:color="#000000" style:font-name="Liberation Serif" fo:font-size="12pt" style:font-size-asian="12pt" style:font-size-complex="12pt"/>
    </style:style>
    <style:style style:name="P23" style:family="paragraph" style:parent-style-name="Standard">
      <style:paragraph-properties fo:line-height="150%" fo:text-align="justify" style:justify-single-word="false"/>
      <style:text-properties fo:color="#000000" style:font-name="Liberation Serif" fo:font-size="12pt" style:font-size-asian="12pt" style:font-name-complex="Times New Roman" style:font-size-complex="12pt"/>
    </style:style>
    <style:style style:name="P24" style:family="paragraph" style:parent-style-name="Standard">
      <style:paragraph-properties fo:line-height="150%" fo:text-align="justify" style:justify-single-word="false"/>
      <style:text-properties fo:color="#000000" style:font-name="Liberation Serif" fo:font-size="12pt" fo:font-style="italic" style:font-size-asian="12pt" style:font-style-asian="italic" style:font-name-complex="Times New Roman" style:font-size-complex="12pt" style:font-style-complex="italic"/>
    </style:style>
    <style:style style:name="P25" style:family="paragraph" style:parent-style-name="Standard">
      <style:paragraph-properties fo:line-height="150%" fo:text-align="justify" style:justify-single-word="false"/>
      <style:text-properties fo:color="#000000" style:font-name="Liberation Serif" fo:font-size="12pt" fo:font-weight="bold" style:font-size-asian="12pt" style:font-weight-asian="bold" style:font-name-complex="Times New Roman" style:font-size-complex="12pt" style:font-weight-complex="bold"/>
    </style:style>
    <style:style style:name="P26" style:family="paragraph" style:parent-style-name="Standard">
      <style:paragraph-properties fo:line-height="150%" fo:text-align="justify" style:justify-single-word="false"/>
      <style:text-properties fo:color="#000000" style:font-name="Liberation Serif" fo:font-size="10pt" style:font-name-asian="ABCDEE+Bookman Old Style" style:font-size-asian="10pt" style:font-name-complex="ABCDEE+Bookman Old Style" style:font-size-complex="10pt"/>
    </style:style>
    <style:style style:name="P27" style:family="paragraph" style:parent-style-name="Standard" style:list-style-name="">
      <style:paragraph-properties fo:line-height="150%" fo:text-align="justify" style:justify-single-word="false" style:text-autospace="none"/>
      <style:text-properties fo:color="#000000" style:font-name="Liberation Serif" fo:font-size="10pt" style:font-name-asian="ABCDEE+Bookman Old Style" style:font-size-asian="10pt" style:font-name-complex="ABCDEE+Bookman Old Style" style:font-size-complex="10pt"/>
    </style:style>
    <style:style style:name="P28" style:family="paragraph" style:parent-style-name="Standard" style:list-style-name="">
      <style:paragraph-properties fo:line-height="150%" fo:text-align="justify" style:justify-single-word="false" style:text-autospace="none"/>
      <style:text-properties fo:color="#000000" style:font-name="Liberation Serif" fo:font-size="10pt" style:font-name-asian="ABCDEE+Bookman Old Style1" style:font-size-asian="10pt" style:font-name-complex="ABCDEE+Bookman Old Style1" style:font-size-complex="10pt"/>
    </style:style>
    <style:style style:name="P29" style:family="paragraph" style:parent-style-name="Standard" style:list-style-name="">
      <style:paragraph-properties fo:line-height="150%" fo:text-align="justify" style:justify-single-word="false" style:text-autospace="none"/>
      <style:text-properties fo:color="#000000" style:font-name="Liberation Serif"/>
    </style:style>
    <style:style style:name="P30" style:family="paragraph" style:parent-style-name="Standard" style:list-style-name="">
      <style:paragraph-properties fo:text-align="start" style:justify-single-word="false" style:text-autospace="none"/>
      <style:text-properties fo:color="#000000" style:font-name="Times New Roman,Italic" fo:font-size="12pt" style:font-name-asian="Times New Roman,Italic" style:font-size-asian="12pt" style:font-name-complex="Times New Roman,Italic" style:font-size-complex="12pt"/>
    </style:style>
    <style:style style:name="P31" style:family="paragraph" style:parent-style-name="Standard">
      <style:paragraph-properties fo:line-height="100%" fo:text-align="justify" style:justify-single-word="false"/>
      <style:text-properties fo:font-variant="normal" fo:text-transform="none" fo:color="#000000" style:font-name="Liberation Serif" fo:font-size="12pt" fo:letter-spacing="normal" fo:font-style="italic" fo:font-weight="bold" style:font-size-asian="12pt" style:font-name-complex="Times New Roman" style:font-size-complex="12pt"/>
    </style:style>
    <style:style style:name="P32" style:family="paragraph" style:parent-style-name="Standard" style:list-style-name="L1">
      <style:paragraph-properties fo:margin-left="-0.053cm" fo:margin-right="0cm" fo:line-height="150%" fo:text-align="justify" style:justify-single-word="false" fo:text-indent="0cm" style:auto-text-indent="false">
        <style:tab-stops/>
      </style:paragraph-properties>
    </style:style>
    <style:style style:name="P33" style:family="paragraph" style:parent-style-name="Standard" style:list-style-name="L1">
      <style:paragraph-properties fo:margin-left="-0.053cm" fo:margin-right="0cm" fo:line-height="150%" fo:text-align="justify" style:justify-single-word="false" fo:text-indent="0cm" style:auto-text-indent="false">
        <style:tab-stops/>
      </style:paragraph-properties>
      <style:text-properties fo:color="#000000"/>
    </style:style>
    <style:style style:name="P34" style:family="paragraph" style:parent-style-name="Standard" style:list-style-name="WW8Num2">
      <style:paragraph-properties fo:margin-left="-0.053cm" fo:margin-right="0cm" fo:line-height="150%" fo:text-align="justify" style:justify-single-word="false" fo:text-indent="0.026cm" style:auto-text-indent="false">
        <style:tab-stops/>
      </style:paragraph-properties>
      <style:text-properties fo:color="#000000"/>
    </style:style>
    <style:style style:name="T1" style:family="text">
      <style:text-properties style:font-name-asian="Times New Roman"/>
    </style:style>
    <style:style style:name="T2" style:family="text">
      <style:text-properties style:font-name="Times New Roman"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style="italic" style:font-name-asian="Times New Roman" style:font-style-asian="italic" style:font-name-complex="Times New Roman" style:font-style-complex="italic"/>
    </style:style>
    <style:style style:name="T6" style:family="text">
      <style:text-properties style:font-name="Times New Roman" fo:language="fr" fo:country="FR" style:font-name-complex="Times New Roman"/>
    </style:style>
    <style:style style:name="T7" style:family="text">
      <style:text-properties style:font-name="Times New Roman" fo:language="fr" fo:country="FR" style:font-name-asian="Times New Roman" style:font-name-complex="Times New Roman"/>
    </style:style>
    <style:style style:name="T8" style:family="text">
      <style:text-properties style:font-name="Times New Roman" fo:language="fr" fo:country="FR" fo:font-style="italic" style:font-style-asian="italic" style:font-name-complex="Times New Roman" style:font-style-complex="italic"/>
    </style:style>
    <style:style style:name="T9" style:family="text">
      <style:text-properties style:font-name="Times New Roman" fo:language="fr" fo:country="FR" fo:font-style="italic" style:font-name-asian="Times New Roman" style:font-style-asian="italic" style:font-name-complex="Times New Roman" style:font-style-complex="italic"/>
    </style:style>
    <style:style style:name="T10" style:family="text">
      <style:text-properties style:font-name="Times New Roman" fo:font-size="12pt" style:font-size-asian="12pt" style:font-name-complex="Times New Roman" style:font-size-complex="12pt"/>
    </style:style>
    <style:style style:name="T11" style:family="text">
      <style:text-properties fo:font-variant="normal" fo:text-transform="none" style:font-name="Times New Roman" fo:font-size="12pt" fo:letter-spacing="normal" fo:font-style="normal" style:font-size-asian="12pt" style:font-name-complex="Times New Roman" style:font-size-complex="12pt"/>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bold"/>
    </style:style>
    <style:style style:name="T17" style:family="text">
      <style:text-properties fo:font-variant="normal" fo:text-transform="none" fo:letter-spacing="normal" fo:font-style="italic" fo:font-weight="normal"/>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erif" fo:font-size="12pt" fo:letter-spacing="normal" fo:font-style="normal" fo:font-weight="normal" style:font-size-asian="12pt" style:font-name-complex="Times New Roman" style:font-size-complex="12pt"/>
    </style:style>
    <style:style style:name="T20" style:family="text">
      <style:text-properties fo:font-variant="normal" fo:text-transform="none" fo:color="#000000" style:font-name="Liberation Serif" fo:font-size="12pt" fo:letter-spacing="normal" fo:font-style="normal" fo:font-weight="normal" style:font-name-asian="ABCDEE+Bookman Old Style1" style:font-size-asian="12pt" style:font-name-complex="ABCDEE+Bookman Old Style1" style:font-size-complex="12pt"/>
    </style:style>
    <style:style style:name="T21"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style:font-name="Liberation Serif" fo:font-size="12pt" fo:letter-spacing="normal" fo:font-style="normal" fo:font-weight="normal" style:font-size-asian="12pt" style:font-size-complex="12pt"/>
    </style:style>
    <style:style style:name="T23" style:family="text">
      <style:text-properties fo:font-variant="normal" fo:text-transform="none" style:font-name="Liberation Serif" fo:font-size="12pt" fo:letter-spacing="normal" fo:font-style="normal" fo:font-weight="normal" style:font-name-asian="Times New Roman" style:font-size-asian="12pt" style:font-style-asian="italic" style:font-name-complex="Times New Roman" style:font-size-complex="12pt" style:font-style-complex="italic"/>
    </style:style>
    <style:style style:name="T24"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style:font-name="Liberation Serif" fo:font-size="12pt" fo:letter-spacing="normal" fo:font-style="italic" fo:font-weight="normal" style:font-size-asian="12pt" style:font-size-complex="12pt"/>
    </style:style>
    <style:style style:name="T26" style:family="text">
      <style:text-properties fo:font-variant="normal" fo:text-transform="none" fo:color="#000081" fo:font-size="12pt" fo:letter-spacing="normal" fo:font-style="normal" fo:font-weight="normal" style:font-size-asian="12pt" style:font-size-complex="12pt"/>
    </style:style>
    <style:style style:name="T27" style:family="text">
      <style:text-properties fo:font-variant="normal" fo:text-transform="none" fo:color="#000081" fo:font-size="12pt" fo:letter-spacing="normal" fo:font-style="normal" fo:font-weight="normal" style:font-name-asian="ABCDEE+Bookman Old Style1" style:font-size-asian="12pt" style:font-name-complex="ABCDEE+Bookman Old Style1" style:font-size-complex="12pt"/>
    </style:style>
    <style:style style:name="T28" style:family="text">
      <style:text-properties fo:font-variant="normal" fo:text-transform="none" fo:color="#000081" style:font-name="ABCDEE+Bookman Old Style1" fo:font-size="12pt" fo:letter-spacing="normal" fo:font-style="normal" fo:font-weight="normal" style:font-name-asian="ABCDEE+Bookman Old Style1" style:font-size-asian="12pt" style:font-name-complex="ABCDEE+Bookman Old Style1" style:font-size-complex="12pt"/>
    </style:style>
    <style:style style:name="T29" style:family="text">
      <style:text-properties fo:font-variant="normal" fo:text-transform="none" fo:color="#000081" style:font-name="ABCDEE+Bookman Old Style" fo:font-size="12pt" fo:letter-spacing="normal" fo:font-style="normal" fo:font-weight="normal" style:font-name-asian="ABCDEE+Bookman Old Style" style:font-size-asian="12pt" style:font-name-complex="ABCDEE+Bookman Old Style" style:font-size-complex="12pt"/>
    </style:style>
    <style:style style:name="T30" style:family="text">
      <style:text-properties fo:font-variant="normal" fo:text-transform="none" fo:font-size="12pt" fo:letter-spacing="normal" fo:font-style="normal" fo:font-weight="normal" style:font-size-asian="12pt" style:font-size-complex="12pt"/>
    </style:style>
    <style:style style:name="T31" style:family="text">
      <style:text-properties fo:font-variant="normal" fo:text-transform="none" fo:font-size="12pt" fo:letter-spacing="normal" fo:font-style="normal" fo:font-weight="normal" style:font-name-asian="ABCDEE+Bookman Old Style1" style:font-size-asian="12pt" style:font-name-complex="ABCDEE+Bookman Old Style1" style:font-size-complex="12pt"/>
    </style:style>
    <style:style style:name="T32" style:family="text">
      <style:text-properties fo:font-style="italic"/>
    </style:style>
    <style:style style:name="T33" style:family="text">
      <style:text-properties fo:font-style="italic" fo:font-weight="bold"/>
    </style:style>
    <style:style style:name="T34" style:family="text">
      <style:text-properties fo:color="#000000" style:font-name="Liberation Serif" fo:font-size="12pt" style:font-size-asian="12pt" style:font-size-complex="12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style:font-size-asian="12pt" style:font-name-complex="Times New Roman" style:font-size-complex="12pt"/>
    </style:style>
    <style:style style:name="T37" style:family="text">
      <style:text-properties style:font-name="Liberation Serif" fo:font-size="12pt" fo:font-weight="bold" style:font-size-asian="12pt" style:font-size-complex="12pt"/>
    </style:style>
    <style:style style:name="T38" style:family="text">
      <style:text-properties style:font-name="Liberation Serif" fo:font-size="12pt" fo:font-style="italic" style:font-size-asian="12pt" style:font-size-complex="12pt"/>
    </style:style>
    <style:style style:name="T39" style:family="text">
      <style:text-properties style:font-name="Liberation Serif" fo:font-size="12pt" style:font-name-asian="Times New Roman" style:font-size-asian="12pt" style:font-name-complex="Times New Roman" style:font-size-complex="12pt"/>
    </style:style>
    <style:style style:name="T40" style:family="text">
      <style:text-properties fo:font-size="12pt" style:font-size-asian="12pt" style:font-size-complex="12pt"/>
    </style:style>
    <style:style style:name="T41" style:family="text">
      <style:text-properties fo:font-size="12pt" style:font-name-asian="ABCDEE+Bookman Old Style" style:font-size-asian="12pt" style:font-name-complex="ABCDEE+Bookman Old Style" style:font-size-complex="12pt"/>
    </style:style>
    <style:style style:name="T42" style:family="text">
      <style:text-properties fo:font-size="12pt" style:font-name-asian="ABCDEE+Bookman Old Style1" style:font-size-asian="12pt" style:font-name-complex="ABCDEE+Bookman Old Style1" style:font-size-complex="12pt"/>
    </style:style>
    <style:style style:name="T43" style:family="text">
      <style:text-properties fo:font-size="12pt" style:font-name-asian="ABCDEE+Bookman Old Style,Bold" style:font-size-asian="12pt" style:font-name-complex="ABCDEE+Bookman Old Style,Bold" style:font-size-complex="12pt"/>
    </style:style>
    <style:style style:name="T44" style:family="text">
      <style:text-properties fo:font-size="12pt" style:font-name-asian="ABCDEE+Bookman Old Style,Bold1" style:font-size-asian="12pt" style:font-name-complex="ABCDEE+Bookman Old Style,Bold1" style:font-size-complex="12pt"/>
    </style:style>
    <style:style style:name="T45" style:family="text">
      <style:text-properties fo:font-size="12pt" style:font-name-asian="ABCDEE+Bookman Old Style,Italic" style:font-size-asian="12pt" style:font-name-complex="ABCDEE+Bookman Old Style,Italic" style:font-size-complex="12pt"/>
    </style:style>
    <style:style style:name="T46" style:family="text">
      <style:text-properties fo:font-size="12pt" style:font-name-asian="Times New Roman1" style:font-size-asian="12pt" style:font-name-complex="Times New Roman1" style:font-size-complex="12pt"/>
    </style:style>
    <style:style style:name="T47" style:family="text">
      <style:text-properties fo:color="#000081" fo:font-size="12pt" style:font-size-asian="12pt" style:font-size-complex="12pt"/>
    </style:style>
    <style:style style:name="T48" style:family="text">
      <style:text-properties fo:color="#000081" fo:font-size="12pt" style:font-name-asian="ABCDEE+Bookman Old Style" style:font-size-asian="12pt" style:font-name-complex="ABCDEE+Bookman Old Style" style:font-size-complex="12pt"/>
    </style:style>
    <style:style style:name="T49" style:family="text">
      <style:text-properties fo:color="#000081" fo:font-size="12pt" style:font-name-asian="ABCDEE+Bookman Old Style1" style:font-size-asian="12pt" style:font-name-complex="ABCDEE+Bookman Old Style1" style:font-size-complex="12pt"/>
    </style:style>
    <style:style style:name="T50" style:family="text">
      <style:text-properties fo:color="#000081" fo:font-size="12pt" style:font-name-asian="ABCDEE+Bookman Old Style,Bold" style:font-size-asian="12pt" style:font-name-complex="ABCDEE+Bookman Old Style,Bold" style:font-size-complex="12pt"/>
    </style:style>
    <style:style style:name="T51" style:family="text">
      <style:text-properties fo:color="#000081" fo:font-size="12pt" style:font-name-asian="ABCDEE+Bookman Old Style,Bold1" style:font-size-asian="12pt" style:font-name-complex="ABCDEE+Bookman Old Style,Bold1" style:font-size-complex="12pt"/>
    </style:style>
    <style:style style:name="T52" style:family="text">
      <style:text-properties fo:color="#000081" fo:font-size="12pt" style:font-name-asian="ABCDEE+Bookman Old Style,Italic" style:font-size-asian="12pt" style:font-name-complex="ABCDEE+Bookman Old Style,Italic" style:font-size-complex="12pt"/>
    </style:style>
    <style:style style:name="T53" style:family="text">
      <style:text-properties fo:color="#000081" style:font-name="ABCDEE+Bookman Old Style1" fo:font-size="12pt" style:font-name-asian="ABCDEE+Bookman Old Style1" style:font-size-asian="12pt" style:font-name-complex="ABCDEE+Bookman Old Style1" style:font-size-complex="12pt"/>
    </style:style>
    <style:style style:name="T54" style:family="text">
      <style:text-properties fo:color="#000081" style:font-name="ABCDEE+Bookman Old Style,Bold" fo:font-size="12pt" style:font-name-asian="ABCDEE+Bookman Old Style,Bold" style:font-size-asian="12pt" style:font-name-complex="ABCDEE+Bookman Old Style,Bold" style:font-size-complex="12pt"/>
    </style:style>
    <style:style style:name="T55" style:family="text">
      <style:text-properties fo:color="#000081" style:font-name="ABCDEE+Bookman Old Style,Bold1" fo:font-size="12pt" style:font-name-asian="ABCDEE+Bookman Old Style,Bold1" style:font-size-asian="12pt" style:font-name-complex="ABCDEE+Bookman Old Style,Bold1" style:font-size-complex="12pt"/>
    </style:style>
    <style:style style:name="T56" style:family="text">
      <style:text-properties fo:color="#000081" style:font-name="ABCDEE+Bookman Old Style,Italic" fo:font-size="12pt" style:font-name-asian="ABCDEE+Bookman Old Style,Italic" style:font-size-asian="12pt" style:font-name-complex="ABCDEE+Bookman Old Style,Italic" style:font-size-complex="12pt"/>
    </style:style>
    <style:style style:name="T57" style:family="text">
      <style:text-properties fo:color="#000081" style:font-name="ABCDEE+Bookman Old Style" fo:font-size="12pt" style:font-name-asian="ABCDEE+Bookman Old Style" style:font-size-asian="12pt" style:font-name-complex="ABCDEE+Bookman Old Style" style:font-size-complex="12pt"/>
    </style:style>
    <style:style style:name="T58" style:family="text">
      <style:text-properties style:font-name="Times New Roman,Italic" fo:font-size="7pt" style:font-name-asian="Times New Roman,Italic" style:font-size-asian="7pt" style:font-name-complex="Times New Roman,Italic" style:font-size-complex="7pt"/>
    </style:style>
    <style:style style:name="T59" style:family="text">
      <style:text-properties style:font-name="Times New Roman1" fo:font-size="12pt" style:font-name-asian="Times New Roman1" style:font-size-asian="12pt" style:font-name-complex="Times New Roman1" style:font-size-complex="12pt"/>
    </style:style>
    <style:style style:name="T60" style:family="text">
      <style:text-properties style:font-name="ABCDEE+Bookman Old Style1" style:font-name-asian="ABCDEE+Bookman Old Style1" style:font-name-complex="ABCDEE+Bookman Old Style1"/>
    </style:style>
    <style:style style:name="T61" style:family="text">
      <style:text-properties style:text-position="super 58%" style:font-name="Times New Roman1" fo:font-size="12pt" style:font-name-asian="Times New Roman1" style:font-size-asian="12pt" style:font-name-complex="Times New Roman1" style:font-size-complex="12pt"/>
    </style:style>
    <style:style style:name="T62" style:family="text">
      <style:text-properties style:text-position="super 58%" fo:font-size="12pt" style:font-name-asian="Times New Roman1"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0">Uniwersytet konsumuje własną ideę - </text:span><text:span text:style-name="T11">procesy "instytucjonalnej degeneracji" uniwersytetów w późnym średniowieczu i dzisiaj</text:span></text:h>
      <text:p text:style-name="P19">W wykładzie tym pokażę na przykładzie równoległych odniesień do historii uniwersytetów europejskich w późnym średniowieczu i wczesnej nowożytności proces „instytucjonalnej degeneracji uniwersytetów. </text:p>
      <text:h text:style-name="P10" text:outline-level="2">Uniwersytet<text:span text:style-name="T1"> </text:span>średniowieczny<text:span text:style-name="T1"> – </text:span>pytania<text:span text:style-name="T1"> </text:span></text:h>
      <text:p text:style-name="P21">Historię<text:span text:style-name="T1"> </text:span>uniwersytetów<text:span text:style-name="T1"> </text:span>średniowiecznych<text:span text:style-name="T1"> można obejrzeć </text:span>jako<text:span text:style-name="T1"> </text:span>paradygmatyczny<text:span text:style-name="T1"> </text:span>przykład<text:span text:style-name="T1"> </text:span>przejścia<text:span text:style-name="T1"> </text:span>od<text:span text:style-name="T1"> „</text:span>ruchu<text:span text:style-name="T1">” </text:span>do<text:span text:style-name="T1"> „</text:span>establishmentu<text:span text:style-name="T1">” - czy też w terminologii zaproponowanej przez Michela Maffesoli'ego od struktury plemiennej/trybalnej do </text:span>struktury<text:span text:style-name="T1"> </text:span>instytucjonalnej.<text:span text:style-name="T1"> </text:span></text:p>
      <text:p text:style-name="P21">Krótkie<text:span text:style-name="T1"> </text:span>wprowadzenie<text:span text:style-name="T1"> </text:span>w<text:span text:style-name="T1"> </text:span>socjologiczne<text:span text:style-name="T1"> </text:span>rozróżnienie<text:span text:style-name="T1"> „</text:span>plemienności<text:span text:style-name="T1">” </text:span>i<text:span text:style-name="T1"> „</text:span>instytucjonalizacji<text:span text:style-name="T1">”</text:span>.</text:p>
      <text:p text:style-name="P19"><text:span text:style-name="T22">Według Maffesoli'ego wspólnotowość jako organizacja życia społecznego objawia się na dwa podstawowe sposoby:</text:span></text:p>
      <text:p text:style-name="P19"><text:span text:style-name="T22">a) w decyzyjnych centralach zinstytucjonalizowanej i ustanowionej władzy: kulturowych, religijnych, społecznych, ekonomicznych, zwanych </text:span><text:span text:style-name="T24">władzą.</text:span></text:p>
      <text:p text:style-name="P19"><text:span text:style-name="T22">b) za sprawą oddolnych spontanicznych, dynamicznych inicjatyw społecznych, zwanych </text:span><text:span text:style-name="T24">mocą</text:span><text:span text:style-name="T22">.</text:span></text:p>
      <text:p text:style-name="P19"><text:span text:style-name="T35">Te drugie stanowią o ruchliwości społecznej (politycznej, kulturowej, ekonomicznej itd.), te pierwsze zapewniają trwałość i skuteczność działań. Obserwacyjnie szczególnie ciekawe są procesy instytucjonalizacji tych inicjatyw oddolnych, które okazały się na tyle społecznie ważne i nośne, że odniosły trwały sukces – przeszły z przestrzeni „ruchu” do przestrzeni „instytucji”. Taki właśnie proces dokonał się w związku z średniowieczną ideą uniwersytetu. </text:span></text:p>
      <text:p text:style-name="P19"><text:span text:style-name="T35">Maffesoli proponuje zwrócić uwagę na pierwotną formę wspólnotowości, jaką było plemię, i poszukać tych jej cech, które unikają obsunięcia się w konformizm i mierność, a zachowuje podstawową jej cechę jaką jest </text:span><text:span text:style-name="T37">dionizyjskość tworzenia się wspólnoty plemiennej</text:span><text:span text:style-name="T35">. Przez dionizyjskość rozumie uczucia i emocje jednoczące plemię, jego codzienność i rytuały, znaczenie cielesności i kontemplacyjnej uciechy. Sądzi, że są to cechy ponadczasowe i ponad-geograficzne, wspólne dla wszystkich plemion, i pozostawiające swe trwałe ślady. Te cechy należy odnaleźć i opisać. Proponuje skupić się na dwu głównych aspektach trybalizmu:</text:span></text:p>
      <text:list xml:id="list1307594950" text:style-name="L1">
        <text:list-item>
          <text:p text:style-name="P20"><text:span text:style-name="T35">jego wymiar archaiczny (młodzieńczy)</text:span></text:p>
        </text:list-item>
        <text:list-item>
          <text:p text:style-name="P20"><text:span text:style-name="T35">wymiar wspólnotowy i w tej wspólnotowości przenikający do koncepcji Jednostki.</text:span></text:p>
          <text:p text:style-name="P33"><text:span text:style-name="T35">Gdzie ich szukać? Na pewno nie w </text:span><text:span text:style-name="T38">Logosie </text:span><text:span text:style-name="T35">i pochodnej od niego nadmiernej komplikacji, za pomocą której urzędnik zabezpiecza swą władzę ani w powierzchowności typu dziennikarskiego. Być może trzeba szukać w obrazach tego co jest - </text:span><text:span text:style-name="T38">in statu nascendi. </text:span><text:span text:style-name="T35">Szukać styku słów i rzeczywistości, w owej łączności słowa z rzeczywistością. W intuicji, tu: intuicji społecznej, w owej </text:span><text:soft-page-break/><text:span text:style-name="T35">wewnętrznej sile, która poprzedza moc instytucji. Tym jest moc trybalizmu, który jest dionizyjską rebelią przeciw Apollinowi. Trybalizm jest przeciw centralizacji i uniwersalizmowi; to wykorzystanie archaizmu, naturalizmu i prostoty życia - powrót do fundamentów. Najbardziej odpowiednia tu zdaje się być medytacja Heideggera: prawda mieści się w odsłonięciu tego, co już jest.</text:span></text:p>
        </text:list-item>
      </text:list>
      <text:h text:style-name="P12" text:outline-level="3">Poziom<text:span text:style-name="T1"> </text:span>1:<text:span text:style-name="T1"> </text:span>wolne<text:span text:style-name="T1"> </text:span>zrzeszenie<text:span text:style-name="T1"> </text:span>klerków<text:span text:style-name="T1"> </text:span>/<text:span text:style-name="T1"> </text:span>samoorganizacja<text:span text:style-name="T1"> </text:span>korporacji<text:span text:style-name="T1"> </text:span>uniwersyteckich</text:h>
      <text:p text:style-name="P19"><text:span text:style-name="T36">Przypomnijmy charakterystyki wczesnej</text:span><text:span text:style-name="T39"> </text:span><text:span text:style-name="T36">struktury</text:span><text:span text:style-name="T39"> uniwersytetu – jest on </text:span><text:span text:style-name="T36">wspólnotą</text:span><text:span text:style-name="T39"> </text:span><text:span text:style-name="T36">studentów</text:span><text:span text:style-name="T39"> </text:span><text:span text:style-name="T36">i</text:span><text:span text:style-name="T39"> </text:span><text:span text:style-name="T36">mistrzów,</text:span><text:span text:style-name="T39"> </text:span><text:span text:style-name="T36">czasem</text:span><text:span text:style-name="T39"> – jak w Bolonii – </text:span><text:span text:style-name="T36">tylko</text:span><text:span text:style-name="T39"> </text:span><text:span text:style-name="T36">studentów.</text:span><text:span text:style-name="T39"> Szczególną rolę odgrywa „</text:span><text:span text:style-name="T36">wydział</text:span><text:span text:style-name="T39"> </text:span><text:span text:style-name="T36">sztuk”, czyli </text:span><text:span text:style-name="T39"><text:s/>wstępne studium „siedmiu sztuk wyzwolonych”: gramatyki, dialektyk i retoryki (trivium) oraz geometrii, arytmetyki, astronomii i muzyka (quadrivium). Magisterium tego wydziału stanowi podstawę studiów na wydziałach teologii prawa lub medycyny. Spośród członków wydziału sztuk wybierany jest corocznie </text:span><text:span text:style-name="T36">rektor, którym może być</text:span><text:span text:style-name="T39"> </text:span><text:span text:style-name="T36">każdy</text:span><text:span text:style-name="T39"> </text:span><text:span text:style-name="T36">członek</text:span><text:span text:style-name="T39"> </text:span><text:span text:style-name="T36">korporacji (najczęściej był to student).</text:span><text:span text:style-name="T39"> Uniwersytety nie są w tej fazie instytucjami w zwyczajnym znaczeniu tego słowa, ale wspólnotami życia specyficznej grupy społecznej – obejmującymi całość jej aktywności: zadania intelektualne łączą się z wspólną zabawą (w dzisiejszym języku: wspólne imprezowanie) oraz z ochroną własnych interesów politycznych i ekonomicznych.</text:span></text:p>
      <text:p text:style-name="P19"><text:span text:style-name="T36">W</text:span><text:span text:style-name="T39"> </text:span><text:span text:style-name="T36">tej</text:span><text:span text:style-name="T39"> </text:span><text:span text:style-name="T36">pierwszej</text:span><text:span text:style-name="T39"> </text:span><text:span text:style-name="T36">fazie</text:span><text:span text:style-name="T39"> </text:span><text:span text:style-name="T36">korporacja</text:span><text:span text:style-name="T39"> </text:span><text:span text:style-name="T36">uniwersytecka</text:span><text:span text:style-name="T39"> </text:span><text:span text:style-name="T36">jest</text:span><text:span text:style-name="T39"> </text:span><text:span text:style-name="T36">niewątpliwie</text:span><text:span text:style-name="T39"> </text:span><text:span text:style-name="T36">dynamicznym</text:span><text:span text:style-name="T39"> </text:span><text:span text:style-name="T36">ruchem</text:span><text:span text:style-name="T39"> </text:span><text:span text:style-name="T36">społecznym</text:span><text:span text:style-name="T39"> </text:span><text:span text:style-name="T36">wyrażającym</text:span><text:span text:style-name="T39"> </text:span><text:span text:style-name="T36">nową</text:span><text:span text:style-name="T39"> </text:span><text:span text:style-name="T36">świadomość</text:span><text:span text:style-name="T39"> </text:span><text:span text:style-name="T36">klerków</text:span><text:span text:style-name="T39"> – </text:span><text:span text:style-name="T36">w</text:span><text:span text:style-name="T39"> </text:span><text:span text:style-name="T36">szczególności</text:span><text:span text:style-name="T39"> „</text:span><text:span text:style-name="T36">wolnych</text:span><text:span text:style-name="T39"> </text:span><text:span text:style-name="T36">klerków</text:span><text:span text:style-name="T39">” </text:span><text:span text:style-name="T36">w</text:span><text:span text:style-name="T39"> </text:span><text:span text:style-name="T36">miastach,</text:span><text:span text:style-name="T39"> </text:span><text:span text:style-name="T36">żyjących</text:span><text:span text:style-name="T39"> </text:span><text:span text:style-name="T36">poza</text:span><text:span text:style-name="T39"> dotychczasowymi </text:span><text:span text:style-name="T36">strukturami</text:span><text:span text:style-name="T39"> </text:span><text:span text:style-name="T36">zakonnymi</text:span><text:span text:style-name="T39"> </text:span><text:span text:style-name="T36">albo</text:span><text:span text:style-name="T39"> </text:span><text:span text:style-name="T36">parazakonnymi</text:span><text:span text:style-name="T39"> </text:span><text:span text:style-name="T36">(kolegia</text:span><text:span text:style-name="T39"> </text:span><text:span text:style-name="T36">kanoników). Można powiedzieć, że powstała ona jako wyraz emancypacyjnego protestu tej nowej warstwy społecznej. </text:span></text:p>
      <text:p text:style-name="P19"><text:span text:style-name="T36">Początków tej nowej formuły można się dopatrywać w specyfice tzw. szkoły z Chartres. </text:span><text:span text:style-name="T22">Szkoła w Chartres stawiała sobie za zadanie wykształcenie człowieka o możliwie szerokich horyzontach umysłowych, sprzeciwiała się jednocześnie czystej spekulacji, oderwanej od wiedzy historyczno-literackiej i przyrodniczej. Jeden z kanclerzy Chartres, Gilbert de la Porée, uznawał uczonych pobliskiego Paryża, którzy oddawali się przede wszystkim dialektyce, za </text:span><text:span text:style-name="T25">homines sine ratione philosophi </text:span><text:span text:style-name="T22">(ludzi pozbawionych zmysłu filozoficznego). Ze względu na taką orientację filozoficzną w Chartres używano nowego zestawu podręczników i lektur. Z tego nurtu wywodzi się idea krytycznej pracy intelektualnej nie podporządkowanej zadanym z góry strukturom autorytetu, której symbolem stał się Piotr Abelard. </text:span></text:p>
      <text:p text:style-name="P19"><text:span text:style-name="T22">Jaques Le Goff („Inteligencja w wiekach średnich”): „Chartres wychowało przede wszystkim pionierów. W Paryżu po burzach wznieconych przez Abelarda, umysły umiarkowane próbują włączyć do tradycyjnego nauczania Kościoła to wszystko, co można zaczerpnąć od nowatorów nie wywołując zgorszenia (…) Dzięki nim ludzie ostrożni mogli mimo wszystko skorzystać z odkryć </text:span><text:soft-page-break/><text:span text:style-name="T22">dokonanych przez drobną garstkę śmiałków.”</text:span></text:p>
      <text:h text:style-name="P11" text:outline-level="3">Poziom<text:span text:style-name="T1"> </text:span>2:<text:span text:style-name="T1"> </text:span>ustawienia<text:span text:style-name="T1"> </text:span>(anty-)instytucjonalne)<text:span text:style-name="T1"> – </text:span>faza<text:span text:style-name="T1"> </text:span>konfliktu<text:span text:style-name="T1"> </text:span>wczesnych<text:span text:style-name="T1"> </text:span>form<text:span text:style-name="T1"> </text:span>uniwersytetu<text:span text:style-name="T1"> </text:span>z<text:span text:style-name="T1"> </text:span>instytucjami<text:span text:style-name="T1"> </text:span>kościelnymi<text:span text:style-name="T1"> </text:span>/<text:span text:style-name="T1"> </text:span>strukturami<text:span text:style-name="T1"> </text:span>władzy</text:h>
      <text:list xml:id="list572728851" text:style-name="WW8Num2">
        <text:list-header>
          <text:p text:style-name="P34"><text:span text:style-name="T23">„Ten typ intelektualisty mógł się rozwinąć dopiero w ramach miasta. Jego przeciwnicy, jego wrogowie dobrze to wiedzieli, gdy jednym przekleństwem obejmowali miasta i nowy typ intelektualisty. Stefan z Tournai, pod koniec stulecia opat klasztoru Świętej Genowefy, ze zgrozą mówi o tym, że disputatio wtargnęła do teologii: „Dysputuje się publicznie, gwałcąc święte ustawy, tajemnice bóstwa, wcielenie Słowa … Niepodzielna Trójca zostaje pocięta i poćwiartowana na skrzyżowaniach ulic. Ilu doktorów, tyle błędów, ile audytoriów, tyle okazji do zgorszenia, ile placów publicznych, tyle bluźnierstw. Przekupnie słów” - dodaje jeszcze o mistrzach paryskich.”</text:span></text:p>
        </text:list-header>
        <text:list-item>
          <text:p text:style-name="P17"><text:span text:style-name="T2">konflikt</text:span><text:span text:style-name="T3"> </text:span><text:span text:style-name="T2">niezależnej</text:span><text:span text:style-name="T3"> </text:span><text:span text:style-name="T2">grupy</text:span><text:span text:style-name="T3"> </text:span><text:span text:style-name="T2">intelektualistów</text:span><text:span text:style-name="T3"> </text:span><text:span text:style-name="T2">z</text:span><text:span text:style-name="T3"> </text:span><text:span text:style-name="T2">dotychczasowym</text:span><text:span text:style-name="T3"> </text:span><text:span text:style-name="T2">monopolistą</text:span><text:span text:style-name="T3"> </text:span><text:span text:style-name="T2">w</text:span><text:span text:style-name="T3"> </text:span><text:span text:style-name="T2">dziedzinie</text:span><text:span text:style-name="T3"> </text:span><text:span text:style-name="T2">nauczania;</text:span><text:span text:style-name="T3"> </text:span><text:span text:style-name="T5">„</text:span><text:span text:style-name="T4">Uniwersytet</text:span><text:span text:style-name="T5"> </text:span><text:span text:style-name="T4">jest</text:span><text:span text:style-name="T5"> </text:span><text:span text:style-name="T4">przede</text:span><text:span text:style-name="T5"> </text:span><text:span text:style-name="T4">wszystkim</text:span><text:span text:style-name="T5"> </text:span><text:span text:style-name="T4">korporacją</text:span><text:span text:style-name="T5"> </text:span><text:span text:style-name="T4">kościelną.</text:span><text:span text:style-name="T5"> </text:span><text:span text:style-name="T4">(...)</text:span><text:span text:style-name="T5"> </text:span><text:span text:style-name="T4">Zrodzeni</text:span><text:span text:style-name="T5"> </text:span><text:span text:style-name="T4">z</text:span><text:span text:style-name="T5"> </text:span><text:span text:style-name="T4">ruchu,</text:span><text:span text:style-name="T5"> </text:span><text:span text:style-name="T4">który</text:span><text:span text:style-name="T5"> </text:span><text:span text:style-name="T4">zdążał</text:span><text:span text:style-name="T5"> </text:span><text:span text:style-name="T4">ku</text:span><text:span text:style-name="T5"> </text:span><text:span text:style-name="T4">laicyzacji,</text:span><text:span text:style-name="T5"> </text:span><text:span text:style-name="T4">należą</text:span><text:span text:style-name="T5"> </text:span><text:span text:style-name="T4">do</text:span><text:span text:style-name="T5"> </text:span><text:span text:style-name="T4">Kościoła,</text:span><text:span text:style-name="T5"> </text:span><text:span text:style-name="T4">nawet</text:span><text:span text:style-name="T5"> </text:span><text:span text:style-name="T4">gdy,</text:span><text:span text:style-name="T5"> </text:span><text:span text:style-name="T4">jako</text:span><text:span text:style-name="T5"> </text:span><text:span text:style-name="T4">instytucja</text:span><text:span text:style-name="T5"> </text:span><text:span text:style-name="T4">usiłują</text:span><text:span text:style-name="T5"> </text:span><text:span text:style-name="T4">się</text:span><text:span text:style-name="T5"> </text:span><text:span text:style-name="T4">od</text:span><text:span text:style-name="T5"> </text:span><text:span text:style-name="T4">niego</text:span><text:span text:style-name="T5"> </text:span><text:span text:style-name="T4">uniezależnić.</text:span><text:span text:style-name="T5">”</text:span></text:p>
        </text:list-item>
        <text:list-item>
          <text:p text:style-name="P17"><text:span text:style-name="T2">konflikt</text:span><text:span text:style-name="T3"> </text:span><text:span text:style-name="T2">między</text:span><text:span text:style-name="T3"> </text:span><text:span text:style-name="T2">uniwersytetem</text:span><text:span text:style-name="T3"> </text:span><text:span text:style-name="T2">świeckim</text:span><text:span text:style-name="T3"> </text:span><text:span text:style-name="T2">a</text:span><text:span text:style-name="T3"> </text:span><text:span text:style-name="T2">wchodzącymi</text:span><text:span text:style-name="T3"> </text:span><text:span text:style-name="T2">na</text:span><text:span text:style-name="T3"> </text:span><text:span text:style-name="T2">uniwersytety</text:span><text:span text:style-name="T3"> </text:span><text:span text:style-name="T2">przedstawicielami</text:span><text:span text:style-name="T3"> </text:span><text:span text:style-name="T2">nowych</text:span><text:span text:style-name="T3"> </text:span><text:span text:style-name="T2">zakonów:</text:span><text:span text:style-name="T3"> </text:span><text:span text:style-name="T5">„</text:span><text:span text:style-name="T4">Ludzie</text:span><text:span text:style-name="T5"> </text:span><text:span text:style-name="T4">uniwersytetu</text:span><text:span text:style-name="T5"> </text:span><text:span text:style-name="T4">szybko</text:span><text:span text:style-name="T5"> </text:span><text:span text:style-name="T4">uświadomili</text:span><text:span text:style-name="T5"> </text:span><text:span text:style-name="T4">sobie,</text:span><text:span text:style-name="T5"> </text:span><text:span text:style-name="T4">że</text:span><text:span text:style-name="T5"> </text:span><text:span text:style-name="T4">nie</text:span><text:span text:style-name="T5"> </text:span><text:span text:style-name="T4">można</text:span><text:span text:style-name="T5"> </text:span><text:span text:style-name="T4">pogodzić</text:span><text:span text:style-name="T5"> </text:span><text:span text:style-name="T4">przynależności</text:span><text:span text:style-name="T5"> </text:span><text:span text:style-name="T4">do</text:span><text:span text:style-name="T5"> </text:span><text:span text:style-name="T4">zakonu,</text:span><text:span text:style-name="T5"> </text:span><text:span text:style-name="T4">chociażby</text:span><text:span text:style-name="T5"> </text:span><text:span text:style-name="T4">ożywionego</text:span><text:span text:style-name="T5"> </text:span><text:span text:style-name="T4">najnowszym</text:span><text:span text:style-name="T5"> </text:span><text:span text:style-name="T4">duchem,</text:span><text:span text:style-name="T5"> </text:span><text:span text:style-name="T4">z</text:span><text:span text:style-name="T5"> </text:span><text:span text:style-name="T4">przynależnością</text:span><text:span text:style-name="T5"> </text:span><text:span text:style-name="T4">do</text:span><text:span text:style-name="T5"> </text:span><text:span text:style-name="T4">korporacji,</text:span><text:span text:style-name="T5"> </text:span><text:span text:style-name="T4">choćby</text:span><text:span text:style-name="T5"> </text:span><text:span text:style-name="T4">najbardziej</text:span><text:span text:style-name="T5"> </text:span><text:span text:style-name="T4">klerykalnej</text:span><text:span text:style-name="T5"> </text:span><text:span text:style-name="T4">i</text:span><text:span text:style-name="T5"> </text:span><text:span text:style-name="T4">swoistej.</text:span><text:span text:style-name="T5"> </text:span><text:span text:style-name="T4">Intelektualista,</text:span><text:span text:style-name="T5"> </text:span><text:span text:style-name="T4">który</text:span><text:span text:style-name="T5"> </text:span><text:span text:style-name="T4">nie</text:span><text:span text:style-name="T5"> </text:span><text:span text:style-name="T4">otrzymał</text:span><text:span text:style-name="T5"> </text:span><text:span text:style-name="T4">podstawowego</text:span><text:span text:style-name="T5"> </text:span><text:span text:style-name="T4">wykształcenia</text:span><text:span text:style-name="T5"> </text:span><text:span text:style-name="T4">ogólnego</text:span><text:span text:style-name="T5"> – </text:span><text:span text:style-name="T4">a</text:span><text:span text:style-name="T5"> </text:span><text:span text:style-name="T4">więc</text:span><text:span text:style-name="T5"> </text:span><text:span text:style-name="T4">takiego,</text:span><text:span text:style-name="T5"> </text:span><text:span text:style-name="T4">jakie</text:span><text:span text:style-name="T5"> </text:span><text:span text:style-name="T4">dawał</text:span><text:span text:style-name="T5"> „</text:span><text:span text:style-name="T4">fakultet</text:span><text:span text:style-name="T5"> </text:span><text:span text:style-name="T4">sztuk</text:span><text:span text:style-name="T5">” </text:span><text:span text:style-name="T4">-</text:span><text:span text:style-name="T5"> </text:span><text:span text:style-name="T4">dla</text:span><text:span text:style-name="T5"> </text:span><text:span text:style-name="T4">którego</text:span><text:span text:style-name="T5"> </text:span><text:span text:style-name="T4">nie</text:span><text:span text:style-name="T5"> </text:span><text:span text:style-name="T4">istnieje</text:span><text:span text:style-name="T5"> </text:span><text:span text:style-name="T4">zagadnienie</text:span><text:span text:style-name="T5"> </text:span><text:span text:style-name="T4">zdobywania</text:span><text:span text:style-name="T5"> </text:span><text:span text:style-name="T4">materialnych</text:span><text:span text:style-name="T5"> </text:span><text:span text:style-name="T4">środków</text:span><text:span text:style-name="T5"> </text:span><text:span text:style-name="T4">do</text:span><text:span text:style-name="T5"> </text:span><text:span text:style-name="T4">życia,</text:span><text:span text:style-name="T5"> </text:span><text:span text:style-name="T4">dla</text:span><text:span text:style-name="T5"> </text:span><text:span text:style-name="T4">którego</text:span><text:span text:style-name="T5"> </text:span><text:span text:style-name="T4">prawo</text:span><text:span text:style-name="T5"> </text:span><text:span text:style-name="T4">do</text:span><text:span text:style-name="T5"> </text:span><text:span text:style-name="T4">strajku</text:span><text:span text:style-name="T5"> </text:span><text:span text:style-name="T4">nie</text:span><text:span text:style-name="T5"> </text:span><text:span text:style-name="T4">ma</text:span><text:span text:style-name="T5"> </text:span><text:span text:style-name="T4">znaczenia,</text:span><text:span text:style-name="T5"> </text:span><text:span text:style-name="T4">nie</text:span><text:span text:style-name="T5"> </text:span><text:span text:style-name="T4">jest</text:span><text:span text:style-name="T5"> </text:span><text:span text:style-name="T4">prawdziwym</text:span><text:span text:style-name="T5"> </text:span><text:span text:style-name="T4">intelektualistą.</text:span><text:span text:style-name="T5"> </text:span><text:span text:style-name="T4">Nie</text:span><text:span text:style-name="T5"> </text:span><text:span text:style-name="T4">jest</text:span><text:span text:style-name="T5"> </text:span><text:span text:style-name="T4">pracownikiem</text:span><text:span text:style-name="T5"> </text:span><text:span text:style-name="T4">naukowym,</text:span><text:span text:style-name="T5"> </text:span><text:span text:style-name="T4">bo</text:span><text:span text:style-name="T5"> </text:span><text:span text:style-name="T4">nie</text:span><text:span text:style-name="T5"> </text:span><text:span text:style-name="T4">żyje</text:span><text:span text:style-name="T5"> </text:span><text:span text:style-name="T4">z</text:span><text:span text:style-name="T5"> </text:span><text:span text:style-name="T4">nauczania.</text:span><text:span text:style-name="T5">”</text:span><text:span text:style-name="T4">(...)</text:span><text:span text:style-name="T5"> „</text:span><text:span text:style-name="T4">Nowy</text:span><text:span text:style-name="T5"> </text:span><text:span text:style-name="T4">duch</text:span><text:span text:style-name="T5"> </text:span><text:span text:style-name="T4">podzielony</text:span><text:span text:style-name="T5"> </text:span><text:span text:style-name="T4">jest</text:span><text:span text:style-name="T5"> </text:span><text:span text:style-name="T4">w</text:span><text:span text:style-name="T5"> </text:span><text:span text:style-name="T4">tej</text:span><text:span text:style-name="T5"> </text:span><text:span text:style-name="T4">walce</text:span><text:span text:style-name="T5"> </text:span><text:span text:style-name="T4">pomiędzy</text:span><text:span text:style-name="T5"> </text:span><text:span text:style-name="T4">obie</text:span><text:span text:style-name="T5"> </text:span><text:span text:style-name="T4">strony.</text:span><text:span text:style-name="T5"> </text:span><text:span text:style-name="T4">Zakonom</text:span><text:span text:style-name="T5"> </text:span><text:span text:style-name="T4">żebrzącym</text:span><text:span text:style-name="T5"> </text:span><text:span text:style-name="T4">obcy</text:span><text:span text:style-name="T5"> </text:span><text:span text:style-name="T4">był</text:span><text:span text:style-name="T5"> </text:span><text:span text:style-name="T4">korporacyjny</text:span><text:span text:style-name="T5"> </text:span><text:span text:style-name="T4">punkt</text:span><text:span text:style-name="T5"> </text:span><text:span text:style-name="T4">widzenia,</text:span><text:span text:style-name="T5"> </text:span><text:span text:style-name="T4">który</text:span><text:span text:style-name="T5"> </text:span><text:span text:style-name="T4">stanowił</text:span><text:span text:style-name="T5"> </text:span><text:span text:style-name="T4">podstawę</text:span><text:span text:style-name="T5"> </text:span><text:span text:style-name="T4">ruchu</text:span><text:span text:style-name="T5"> </text:span><text:span text:style-name="T4">intelektualnego;</text:span><text:span text:style-name="T5"> </text:span><text:span text:style-name="T4">burzyli</text:span><text:span text:style-name="T5"> </text:span><text:span text:style-name="T4">oni</text:span><text:span text:style-name="T5"> </text:span><text:span text:style-name="T4">fundamenty</text:span><text:span text:style-name="T5"> </text:span><text:span text:style-name="T4">społeczne</text:span><text:span text:style-name="T5"> </text:span><text:span text:style-name="T4">i</text:span><text:span text:style-name="T5"> </text:span><text:span text:style-name="T4">ekonomiczne</text:span><text:span text:style-name="T5"> </text:span><text:span text:style-name="T4">nowej</text:span><text:span text:style-name="T5"> </text:span><text:span text:style-name="T4">klasy</text:span><text:span text:style-name="T5"> </text:span><text:span text:style-name="T4">pracowników</text:span><text:span text:style-name="T5"> </text:span><text:span text:style-name="T4">intelektualnych,</text:span><text:span text:style-name="T5"> </text:span><text:span text:style-name="T4">niweczyli</text:span><text:span text:style-name="T5"> </text:span><text:span text:style-name="T4">ich</text:span><text:span text:style-name="T5"> </text:span><text:span text:style-name="T4">nadzieje;</text:span><text:span text:style-name="T5"> </text:span><text:span text:style-name="T4">ale</text:span><text:span text:style-name="T5"> </text:span><text:span text:style-name="T4">osiadłszy</text:span><text:span text:style-name="T5"> </text:span><text:span text:style-name="T4">w</text:span><text:span text:style-name="T5"> </text:span><text:span text:style-name="T4">środowisku</text:span><text:span text:style-name="T5"> </text:span><text:span text:style-name="T4">miejskim,</text:span><text:span text:style-name="T5"> </text:span><text:span text:style-name="T4">bliscy</text:span><text:span text:style-name="T5"> </text:span><text:span text:style-name="T4">nowym</text:span><text:span text:style-name="T5"> </text:span><text:span text:style-name="T4">klasom,</text:span><text:span text:style-name="T5"> </text:span><text:span text:style-name="T4">lepiej</text:span><text:span text:style-name="T5"> </text:span><text:span text:style-name="T4">znali</text:span><text:span text:style-name="T5"> </text:span><text:span text:style-name="T4">ich</text:span><text:span text:style-name="T5"> </text:span><text:span text:style-name="T4">potrzeby</text:span><text:span text:style-name="T5"> </text:span><text:span text:style-name="T4">intelektualne</text:span><text:span text:style-name="T5"> </text:span><text:span text:style-name="T4">i</text:span><text:span text:style-name="T5"> </text:span><text:span text:style-name="T4">duchowe.</text:span><text:span text:style-name="T5">”</text:span></text:p>
        </text:list-item>
        <text:list-item>
          <text:p text:style-name="P14">konflikt<text:span text:style-name="T1"> </text:span>z<text:span text:style-name="T1"> </text:span>władzą<text:span text:style-name="T1"> </text:span>królewską<text:span text:style-name="T1"> – </text:span>gra<text:span text:style-name="T1"> </text:span>interesów,<text:span text:style-name="T1"> </text:span>w<text:span text:style-name="T1"> </text:span>której<text:span text:style-name="T1"> </text:span>zwycięzcami<text:span text:style-name="T1"> </text:span>okazują<text:span text:style-name="T1"> </text:span>się<text:span text:style-name="T1"> </text:span>uniwersytety.</text:p>
        </text:list-item>
        <text:list-item>
          <text:p text:style-name="P14">konflikt<text:span text:style-name="T1"> </text:span>z<text:span text:style-name="T1"> </text:span>władzami<text:span text:style-name="T1"> </text:span>municypalnymi<text:span text:style-name="T1"> – </text:span>o<text:span text:style-name="T1"> </text:span>autonomię<text:span text:style-name="T1"> </text:span>dużych<text:span text:style-name="T1"> </text:span>społeczności<text:span text:style-name="T1"> </text:span>uniwersyteckich<text:span text:style-name="T1"> </text:span>w<text:span text:style-name="T1"> </text:span>stosunku<text:span text:style-name="T1"> </text:span>do<text:span text:style-name="T1"> </text:span>miasta;</text:p>
        </text:list-item>
      </text:list>
      <text:p text:style-name="P16"><text:span text:style-name="T2">Realne</text:span><text:span text:style-name="T3"> </text:span><text:span text:style-name="T2">przyczyny</text:span><text:span text:style-name="T3"> </text:span><text:span text:style-name="T2">konfliktów:</text:span></text:p>
      <text:list xml:id="list1090583382" text:style-name="WW8Num3">
        <text:list-item>
          <text:p text:style-name="P15">nowa<text:span text:style-name="T1"> </text:span>mentalność,<text:span text:style-name="T1"> </text:span>której<text:span text:style-name="T1"> </text:span>reprezentantami<text:span text:style-name="T1"> </text:span>są<text:span text:style-name="T1"> </text:span>członkowie<text:span text:style-name="T1"> </text:span>społeczności<text:span text:style-name="T1"> </text:span>uniwersyteckiej<text:span text:style-name="T1"> – </text:span>ale:</text:p>
        </text:list-item>
        <text:list-item>
          <text:p text:style-name="P15">równocześnie<text:span text:style-name="T1"> </text:span>konflikt<text:span text:style-name="T1"> </text:span>w<text:span text:style-name="T1"> </text:span>ramach<text:span text:style-name="T1"> </text:span>tej<text:span text:style-name="T1"> </text:span>samej<text:span text:style-name="T1"> </text:span>mentalności<text:span text:style-name="T1"> </text:span>między<text:span text:style-name="T1"> </text:span>dwoma<text:span text:style-name="T1"> </text:span>różnymi<text:span text:style-name="T1"> </text:span>podejściami<text:span text:style-name="T1"> </text:span><text:soft-page-break/>do<text:span text:style-name="T1"> </text:span>rodzącej<text:span text:style-name="T1"> </text:span>się<text:span text:style-name="T1"> </text:span>nowożytnej<text:span text:style-name="T1"> </text:span>cywilizacji<text:span text:style-name="T1"> </text:span>miejskiej:<text:span text:style-name="T1"> </text:span>poznawczym<text:span text:style-name="T1"> – </text:span>uniwersytetu<text:span text:style-name="T1"> </text:span>świeckiego<text:span text:style-name="T1"> </text:span>i<text:span text:style-name="T1"> </text:span>misyjnym<text:span text:style-name="T1"> – </text:span>przedstawicieli<text:span text:style-name="T1"> </text:span>zakonów<text:span text:style-name="T1"> </text:span>żebraczych.<text:span text:style-name="T1"> </text:span>Zwycięzcami<text:span text:style-name="T1"> </text:span>w<text:span text:style-name="T1"> </text:span>tym<text:span text:style-name="T1"> </text:span>konflikcie<text:span text:style-name="T1"> </text:span>okazali<text:span text:style-name="T1"> </text:span>się<text:span text:style-name="T1"> <text:s/></text:span>dominikanie<text:span text:style-name="T1"> </text:span>i<text:span text:style-name="T1"> </text:span>franciszkanie.<text:span text:style-name="T1"> </text:span>Źródłem<text:span text:style-name="T1"> </text:span>ich<text:span text:style-name="T1"> </text:span>sukcesu<text:span text:style-name="T1"> </text:span>było<text:span text:style-name="T1"> </text:span>niewątpliwie<text:span text:style-name="T1"> </text:span>ich<text:span text:style-name="T1"> </text:span>lepsze<text:span text:style-name="T1"> </text:span>dopasowanie<text:span text:style-name="T1"> </text:span>do<text:span text:style-name="T1"> </text:span>struktury<text:span text:style-name="T1"> </text:span>kościelnego<text:span text:style-name="T1"> </text:span>i<text:span text:style-name="T1"> </text:span>państwowego<text:span text:style-name="T1"> </text:span>establishmentu,<text:span text:style-name="T1"> </text:span>ale<text:span text:style-name="T1"> </text:span>także<text:span text:style-name="T1"> </text:span>pewna<text:span text:style-name="T1"> </text:span>cecha<text:span text:style-name="T1"> „</text:span>cywilizacyjna<text:span text:style-name="T1">” </text:span>-<text:span text:style-name="T1"> </text:span>połączenie<text:span text:style-name="T1"> </text:span>nowej<text:span text:style-name="T1"> </text:span>formuły<text:span text:style-name="T1"> </text:span>działania<text:span text:style-name="T1"> </text:span>(ubóstwo,<text:span text:style-name="T1"> </text:span>mobilność,<text:span text:style-name="T1"> </text:span>dobre<text:span text:style-name="T1"> </text:span>wpasowanie<text:span text:style-name="T1"> </text:span>w<text:span text:style-name="T1"> </text:span>środowiska<text:span text:style-name="T1"> </text:span>miejskie<text:span text:style-name="T1"> </text:span>i<text:span text:style-name="T1"> </text:span>(starej)<text:span text:style-name="T1"> </text:span>zasady<text:span text:style-name="T1"> </text:span>misyjnej<text:span text:style-name="T1"> </text:span>ekspansywności.<text:span text:style-name="T1"> </text:span></text:p>
        </text:list-item>
        <text:list-item>
          <text:p text:style-name="P18"><text:span text:style-name="T6">Uniwersytet</text:span><text:span text:style-name="T7"> </text:span><text:span text:style-name="T6">wydaje</text:span><text:span text:style-name="T7"> </text:span><text:span text:style-name="T6">się</text:span><text:span text:style-name="T7"> </text:span><text:span text:style-name="T6">być</text:span><text:span text:style-name="T7"> </text:span><text:span text:style-name="T6">skazany</text:span><text:span text:style-name="T7"> </text:span><text:span text:style-name="T9">„</text:span><text:span text:style-name="T8">na</text:span><text:span text:style-name="T9"> </text:span><text:span text:style-name="T8">przekraczanie</text:span><text:span text:style-name="T9"> </text:span><text:span text:style-name="T8">warstw</text:span><text:span text:style-name="T9"> </text:span><text:span text:style-name="T8">i</text:span><text:span text:style-name="T9"> </text:span><text:span text:style-name="T8">grup</text:span><text:span text:style-name="T9"> </text:span><text:span text:style-name="T8">społecznych,</text:span><text:span text:style-name="T9"> </text:span><text:span text:style-name="T8">na</text:span><text:span text:style-name="T9"> </text:span><text:span text:style-name="T8">wiele</text:span><text:span text:style-name="T9"> </text:span><text:span text:style-name="T8">zdrad</text:span><text:span text:style-name="T9"> </text:span><text:span text:style-name="T8">wobec</text:span><text:span text:style-name="T9"> </text:span><text:span text:style-name="T8">wszystkich.</text:span><text:span text:style-name="T9"> </text:span><text:span text:style-name="T8">Zarówno</text:span><text:span text:style-name="T9"> </text:span><text:span text:style-name="T8">wobec</text:span><text:span text:style-name="T9"> </text:span><text:span text:style-name="T8">Kościoła,</text:span><text:span text:style-name="T9"> </text:span><text:span text:style-name="T8">jak</text:span><text:span text:style-name="T9"> </text:span><text:span text:style-name="T8">wobec</text:span><text:span text:style-name="T9"> </text:span><text:span text:style-name="T8">państwa</text:span><text:span text:style-name="T9"> </text:span><text:span text:style-name="T8">i</text:span><text:span text:style-name="T9"> </text:span><text:span text:style-name="T8">miasta</text:span><text:span text:style-name="T9"> </text:span><text:span text:style-name="T8">[korporacja</text:span><text:span text:style-name="T9"> </text:span><text:span text:style-name="T8">ta]</text:span><text:span text:style-name="T9"> </text:span><text:span text:style-name="T8">mogła</text:span><text:span text:style-name="T9"> </text:span><text:span text:style-name="T8">się</text:span><text:span text:style-name="T9"> </text:span><text:span text:style-name="T8">okazać</text:span><text:span text:style-name="T9"> </text:span><text:span text:style-name="T8">koniem</text:span><text:span text:style-name="T9"> </text:span><text:span text:style-name="T8">trojańskim.</text:span><text:span text:style-name="T9"> </text:span><text:span text:style-name="T8">Nie</text:span><text:span text:style-name="T9"> </text:span><text:span text:style-name="T8">mieści</text:span><text:span text:style-name="T9"> </text:span><text:span text:style-name="T8">się</text:span><text:span text:style-name="T9"> </text:span><text:span text:style-name="T8">w</text:span><text:span text:style-name="T9"> </text:span><text:span text:style-name="T8">żadnej</text:span><text:span text:style-name="T9"> </text:span><text:span text:style-name="T8">z</text:span><text:span text:style-name="T9"> </text:span><text:span text:style-name="T8">tych</text:span><text:span text:style-name="T9"> </text:span><text:span text:style-name="T8">kategorii.</text:span><text:span text:style-name="T9">”</text:span><text:span text:style-name="T7"> </text:span><text:span text:style-name="T6">(przykład:</text:span><text:span text:style-name="T7"> </text:span><text:span text:style-name="T6">podział</text:span><text:span text:style-name="T7"> </text:span><text:span text:style-name="T6">Paryża</text:span><text:span text:style-name="T7"> </text:span><text:span text:style-name="T6">w</text:span><text:span text:style-name="T7"> </text:span><text:span text:style-name="T6">opinii</text:span><text:span text:style-name="T7"> </text:span><text:span text:style-name="T6">Tomasza</text:span><text:span text:style-name="T7"> </text:span><text:span text:style-name="T6">z</text:span><text:span text:style-name="T7"> </text:span><text:span text:style-name="T6">Irlandii:</text:span><text:span text:style-name="T7"> </text:span><text:span text:style-name="T6">wielki</text:span><text:span text:style-name="T7"> </text:span><text:span text:style-name="T6">Paryż</text:span><text:span text:style-name="T7"> </text:span><text:span text:style-name="T6">kupców</text:span><text:span text:style-name="T7"> </text:span><text:span text:style-name="T6">i</text:span><text:span text:style-name="T7"> </text:span><text:span text:style-name="T6">rzemieślników;</text:span><text:span text:style-name="T7"> </text:span><text:span text:style-name="T6">la</text:span><text:span text:style-name="T7"> </text:span><text:span text:style-name="T6">citè</text:span><text:span text:style-name="T7"> </text:span><text:span text:style-name="T6">króla,</text:span><text:span text:style-name="T7"> </text:span><text:span text:style-name="T6">biskupa</text:span><text:span text:style-name="T7"> </text:span><text:span text:style-name="T6">i</text:span><text:span text:style-name="T7"> </text:span><text:span text:style-name="T6">dworu,</text:span><text:span text:style-name="T7"> </text:span><text:span text:style-name="T6">uniwersytet</text:span><text:span text:style-name="T7"> </text:span><text:span text:style-name="T6">należący</text:span><text:span text:style-name="T7"> </text:span><text:span text:style-name="T6">do</text:span><text:span text:style-name="T7"> </text:span><text:span text:style-name="T6">studentów</text:span><text:span text:style-name="T7"> </text:span><text:span text:style-name="T6">i</text:span><text:span text:style-name="T7"> </text:span><text:span text:style-name="T6">kolegiów).</text:span></text:p>
        </text:list-item>
        <text:list-item>
          <text:p text:style-name="P18"><text:span text:style-name="T2">Konflikt</text:span><text:span text:style-name="T3"> </text:span><text:span text:style-name="T2">władzy</text:span><text:span text:style-name="T3"> </text:span><text:span text:style-name="T2">i</text:span><text:span text:style-name="T3"> </text:span><text:span text:style-name="T2">niezależności</text:span><text:span text:style-name="T3"> </text:span><text:span text:style-name="T2">wynikającej</text:span><text:span text:style-name="T3"> </text:span><text:span text:style-name="T2">z</text:span><text:span text:style-name="T3"> </text:span><text:span text:style-name="T2">kompetencji</text:span><text:span text:style-name="T3"> </text:span><text:span text:style-name="T2">z</text:span><text:span text:style-name="T3"> </text:span><text:span text:style-name="T2">władzą</text:span><text:span text:style-name="T3"> </text:span><text:span text:style-name="T2">typu</text:span><text:span text:style-name="T3"> </text:span><text:span text:style-name="T2">tradycyjnego.</text:span><text:span text:style-name="T3"> </text:span><text:span text:style-name="T5">„</text:span><text:span text:style-name="T4">Jednym</text:span><text:span text:style-name="T5"> </text:span><text:span text:style-name="T4">z</text:span><text:span text:style-name="T5"> </text:span><text:span text:style-name="T4">wielkich</text:span><text:span text:style-name="T5"> niebezpieczeństw </text:span><text:span text:style-name="T4">grożących</text:span><text:span text:style-name="T5"> </text:span><text:span text:style-name="T4">intelektualistom-scholastykom</text:span><text:span text:style-name="T5"> </text:span><text:span text:style-name="T4">jest</text:span><text:span text:style-name="T5"> </text:span><text:span text:style-name="T4">wytworzenie</text:span><text:span text:style-name="T5"> </text:span><text:span text:style-name="T4">technokracji</text:span><text:span text:style-name="T5"> </text:span><text:span text:style-name="T4">intelektualnej.</text:span><text:span text:style-name="T5"> </text:span><text:span text:style-name="T4">Profesorowie</text:span><text:span text:style-name="T5"> </text:span><text:span text:style-name="T4">uniwersytetów</text:span><text:span text:style-name="T5"> </text:span><text:span text:style-name="T4">zagarniają</text:span><text:span text:style-name="T5"> </text:span><text:span text:style-name="T4">pod</text:span><text:span text:style-name="T5"> </text:span><text:span text:style-name="T4">koniec</text:span><text:span text:style-name="T5"> </text:span><text:span text:style-name="T4">XIII</text:span><text:span text:style-name="T5"> </text:span><text:span text:style-name="T4">wieku</text:span><text:span text:style-name="T5"> </text:span><text:span text:style-name="T4">wysokie</text:span><text:span text:style-name="T5"> </text:span><text:span text:style-name="T4">stanowiska</text:span><text:span text:style-name="T5"> </text:span><text:span text:style-name="T4">duchowne</text:span><text:span text:style-name="T5"> </text:span><text:span text:style-name="T4">i</text:span><text:span text:style-name="T5"> </text:span><text:span text:style-name="T4">świeckie.</text:span><text:span text:style-name="T5"> </text:span><text:span text:style-name="T4">Są</text:span><text:span text:style-name="T5"> </text:span><text:span text:style-name="T4">biskupami,</text:span><text:span text:style-name="T5"> </text:span><text:span text:style-name="T4">archidiakonami,</text:span><text:span text:style-name="T5"> </text:span><text:span text:style-name="T4">kanonikami,</text:span><text:span text:style-name="T5"> </text:span><text:span text:style-name="T4">radcami,</text:span><text:span text:style-name="T5"> </text:span><text:span text:style-name="T4">ministrami.</text:span><text:span text:style-name="T5"> </text:span><text:span text:style-name="T4">Nastaje</text:span><text:span text:style-name="T5"> </text:span><text:span text:style-name="T4">era</text:span><text:span text:style-name="T5"> </text:span><text:span text:style-name="T4">doktorów,</text:span><text:span text:style-name="T5"> </text:span><text:span text:style-name="T4">teologów</text:span><text:span text:style-name="T5"> </text:span><text:span text:style-name="T4">i</text:span><text:span text:style-name="T5"> </text:span><text:span text:style-name="T4">legistów.</text:span><text:span text:style-name="T5"> „</text:span><text:span text:style-name="T4">Masoneria</text:span><text:span text:style-name="T5">” </text:span><text:span text:style-name="T4">uniwersytecka</text:span><text:span text:style-name="T5"> </text:span><text:span text:style-name="T4">marzy</text:span><text:span text:style-name="T5"> </text:span><text:span text:style-name="T4">o</text:span><text:span text:style-name="T5"> </text:span><text:span text:style-name="T4">władaniu</text:span><text:span text:style-name="T5"> całym </text:span><text:span text:style-name="T4">chrześcijaństwem.</text:span><text:span text:style-name="T5"> </text:span><text:span text:style-name="T4">Wraz</text:span><text:span text:style-name="T5"> </text:span><text:span text:style-name="T4">z</text:span><text:span text:style-name="T5"> </text:span><text:span text:style-name="T4">Janem</text:span><text:span text:style-name="T5"> </text:span><text:span text:style-name="T4">de</text:span><text:span text:style-name="T5"> </text:span><text:span text:style-name="T4">Meung</text:span><text:span text:style-name="T5"> </text:span><text:span text:style-name="T4">i</text:span><text:span text:style-name="T5"> </text:span><text:span text:style-name="T4">Boecjuszem</text:span><text:span text:style-name="T5"> </text:span><text:span text:style-name="T4">z</text:span><text:span text:style-name="T5"> </text:span><text:span text:style-name="T4">Dacji</text:span><text:span text:style-name="T5"> </text:span><text:span text:style-name="T4">głosi,</text:span><text:span text:style-name="T5"> </text:span><text:span text:style-name="T4">że</text:span><text:span text:style-name="T5"> „</text:span><text:span text:style-name="T4">intelektualista</text:span><text:span text:style-name="T5"> </text:span><text:span text:style-name="T4">to</text:span><text:span text:style-name="T5"> </text:span><text:span text:style-name="T4">więcej</text:span><text:span text:style-name="T5"> </text:span><text:span text:style-name="T4">niż</text:span><text:span text:style-name="T5"> </text:span><text:span text:style-name="T4">książę,</text:span><text:span text:style-name="T5"> </text:span><text:span text:style-name="T4">niż</text:span><text:span text:style-name="T5"> </text:span><text:span text:style-name="T4">król</text:span><text:span text:style-name="T5">”</text:span><text:span text:style-name="T4">.</text:span><text:span text:style-name="T5"> </text:span><text:span text:style-name="T4">Roger</text:span><text:span text:style-name="T5"> </text:span><text:span text:style-name="T4">Bacon,</text:span><text:span text:style-name="T5"> </text:span><text:span text:style-name="T4">świadom,</text:span><text:span text:style-name="T5"> </text:span><text:span text:style-name="T4">że</text:span><text:span text:style-name="T5"> </text:span><text:span text:style-name="T4">wiedza</text:span><text:span text:style-name="T5"> </text:span><text:span text:style-name="T4">powinna</text:span><text:span text:style-name="T5"> </text:span><text:span text:style-name="T4">być</text:span><text:span text:style-name="T5"> </text:span><text:span text:style-name="T4">dziełem</text:span><text:span text:style-name="T5"> </text:span><text:span text:style-name="T4">zbiorowym,</text:span><text:span text:style-name="T5"> </text:span><text:span text:style-name="T4">i</text:span><text:span text:style-name="T5"> </text:span><text:span text:style-name="T4">marząc</text:span><text:span text:style-name="T5"> </text:span><text:span text:style-name="T4">o</text:span><text:span text:style-name="T5"> </text:span><text:span text:style-name="T4">stworzeniu</text:span><text:span text:style-name="T5"> </text:span><text:span text:style-name="T4">ogromnej</text:span><text:span text:style-name="T5"> </text:span><text:span text:style-name="T4">ekipy</text:span><text:span text:style-name="T5"> </text:span><text:span text:style-name="T4">uczonych,</text:span><text:span text:style-name="T5"> </text:span><text:span text:style-name="T4">chciałby,</text:span><text:span text:style-name="T5"> </text:span><text:span text:style-name="T4">aby</text:span><text:span text:style-name="T5"> </text:span><text:span text:style-name="T4">obok</text:span><text:span text:style-name="T5"> </text:span><text:span text:style-name="T4">zwierzchników</text:span><text:span text:style-name="T5"> </text:span><text:span text:style-name="T4">świeckich</text:span><text:span text:style-name="T5"> – </text:span><text:span text:style-name="T4">również</text:span><text:span text:style-name="T5"> </text:span><text:span text:style-name="T4">ludzie</text:span><text:span text:style-name="T5"> </text:span><text:span text:style-name="T4">uniwersytetu</text:span><text:span text:style-name="T5"> </text:span><text:span text:style-name="T4">kierowali</text:span><text:span text:style-name="T5"> </text:span><text:span text:style-name="T4">losami</text:span><text:span text:style-name="T5"> </text:span><text:span text:style-name="T4">świata.</text:span><text:span text:style-name="T5"> </text:span><text:span text:style-name="T4">Błaga</text:span><text:span text:style-name="T5"> </text:span><text:span text:style-name="T4">papieża,</text:span><text:span text:style-name="T5"> </text:span><text:span text:style-name="T4">żeby</text:span><text:span text:style-name="T5"> </text:span><text:span text:style-name="T4">zorganizował</text:span><text:span text:style-name="T5"> </text:span><text:span text:style-name="T4">taki</text:span><text:span text:style-name="T5"> </text:span><text:span text:style-name="T4">zespół</text:span><text:span text:style-name="T5"> </text:span><text:span text:style-name="T4">kierowniczy.</text:span><text:span text:style-name="T5"> </text:span><text:span text:style-name="T4">(...)</text:span><text:span text:style-name="T5"> </text:span><text:span text:style-name="T4">jeśli</text:span><text:span text:style-name="T5"> </text:span><text:span text:style-name="T4">prawdą</text:span><text:span text:style-name="T5"> </text:span><text:span text:style-name="T4">jest,</text:span><text:span text:style-name="T5"> </text:span><text:span text:style-name="T4">że</text:span><text:span text:style-name="T5"> </text:span><text:span text:style-name="T4">wiedza</text:span><text:span text:style-name="T5"> </text:span><text:span text:style-name="T4">przeradza</text:span><text:span text:style-name="T5"> </text:span><text:span text:style-name="T4">się</text:span><text:span text:style-name="T5"> </text:span><text:span text:style-name="T4">w</text:span><text:span text:style-name="T5"> </text:span><text:span text:style-name="T4">politykę,</text:span><text:span text:style-name="T5"> </text:span><text:span text:style-name="T4">to</text:span><text:span text:style-name="T5"> </text:span><text:span text:style-name="T4">rzadko</text:span><text:span text:style-name="T5"> </text:span><text:span text:style-name="T4">kiedy</text:span><text:span text:style-name="T5"> </text:span><text:span text:style-name="T4">dobrze</text:span><text:span text:style-name="T5"> </text:span><text:span text:style-name="T4">jest,</text:span><text:span text:style-name="T5"> </text:span><text:span text:style-name="T4">gdy</text:span><text:span text:style-name="T5"> </text:span><text:span text:style-name="T4">uczony</text:span><text:span text:style-name="T5"> </text:span><text:span text:style-name="T4">kończy</text:span><text:span text:style-name="T5"> </text:span><text:span text:style-name="T4">jako</text:span><text:span text:style-name="T5"> </text:span><text:span text:style-name="T4">polityk.</text:span><text:span text:style-name="T5">”</text:span></text:p>
        </text:list-item>
      </text:list>
      <text:h text:style-name="P11" text:outline-level="3">Poziom<text:span text:style-name="T1"> </text:span>3:<text:span text:style-name="T1"> „</text:span>arystokratyzacja<text:span text:style-name="T1">” </text:span>profesorów<text:span text:style-name="T1"> – </text:span>skutki<text:span text:style-name="T1"> </text:span>dla<text:span text:style-name="T1"> </text:span>idei<text:span text:style-name="T1"> </text:span>uniwersytetu</text:h>
      <text:p text:style-name="P1">Punktem wyjścia jest konkret sytuacji ekonomicznej: profesorowie i studenci, którzy nie mieszkają w konwentach zakonnych, nie mają w związku z tym darmowego utrzymania, które owe konwenty zapewniały. Problem można było rozwiązać przez:</text:p>
      <text:list xml:id="list917326808" text:style-name="L2">
        <text:list-item>
          <text:p text:style-name="P2">wynagrodzenia dla profesorów (płacą studenci)</text:p>
        </text:list-item>
        <text:list-item>
          <text:p text:style-name="P2">beneficja dla profesorów – związane z ich stanowiskiem (profesor staje się „płatnym specjalistą” <text:s/>lub przypisane do funkcji duchownej – profesor utrzymuje się ze stanowiska kościelnego i uprawia naukę / uczy.</text:p>
          <text:p text:style-name="P7">Podobnie mogli się utrzymywać studenci – korzystając ze stypendiów lub prebend. </text:p>
        </text:list-item>
      </text:list>
      <text:p text:style-name="P1"><text:soft-page-break/>Preferowane jest to pierwsze rozwiązanie – nie beneficja i prebendy, ale stypendia dla studentów, którzy z kolei opłacają profesorów. Wiąże się to z rozumieniem uniwersytetu jako „warsztatu miejskiego”, w którym mistrzowie sprzedają swoje wytwory – czyli w tym przypadku wiedzę. Pojawiają się wobec tego „taryfy opłat” i metody ich ściągania – przykład: „postanawiamy, że doktor, który podczas przyjmowania studenta wygłosi mowę stanowiącą odpowiedź, otrzyma od tego studenta w zamian za swoją pracę cztery funty tkaniny i cztery flaszki wina albo jednego dukata”.</text:p>
      <text:p text:style-name="P1">Początkowo jeszcze konflikt moralny wokół tych dochodów – ze strony instytucji kościelnych. Pretekstem było, że uniemożliwia to studiowabnia studentom ubogim, faktycznie chodziło o niezależność profesorów od instytucji kościelnych; beneficja były sposobem uzależniania.</text:p>
      <text:p text:style-name="P1">W późnym średniowieczu do zjawisk tych dołączają procesy arystokratyzacji Są to zjawiska<text:span text:style-name="T1"> </text:span>typowe; dotyczą stroju,<text:span text:style-name="T1"> </text:span>mieszkania,<text:span text:style-name="T1"> </text:span>obyczajów. Ich skutkiem jest<text:span text:style-name="T1"> </text:span>stopniowe<text:span text:style-name="T1"> </text:span>przejęcie<text:span text:style-name="T1"> </text:span>osób<text:span text:style-name="T1"> </text:span>przez<text:span text:style-name="T1"> </text:span>przywileje.<text:span text:style-name="T1"> </text:span>Analogie<text:span text:style-name="T1"> </text:span>historyczne<text:span text:style-name="T1"> – </text:span>np.<text:span text:style-name="T1"> </text:span>zmiana<text:span text:style-name="T1"> </text:span>publicznej<text:span text:style-name="T1"> </text:span>pozycji<text:span text:style-name="T1"> </text:span>duchownych<text:span text:style-name="T1"> </text:span>w<text:span text:style-name="T1"> </text:span>IV<text:span text:style-name="T1"> </text:span>stuleciu,<text:span text:style-name="T1"> </text:span>w<text:span text:style-name="T1"> </text:span>tzw.<text:span text:style-name="T1"> e</text:span>poce<text:span text:style-name="T1"> </text:span>konstantyńskiej<text:span text:style-name="T1"> </text:span>(podobne<text:span text:style-name="T1"> </text:span>oczekiwania:<text:span text:style-name="T1"> </text:span>strój,<text:span text:style-name="T1"> </text:span>zwolnienie<text:span text:style-name="T1"> </text:span>z<text:span text:style-name="T1"> </text:span>obowiązków<text:span text:style-name="T1"> </text:span>publicznych<text:span text:style-name="T1"> – </text:span>wojsko,<text:span text:style-name="T1"> </text:span>wolne<text:span text:style-name="T1"> </text:span>mieszkanie,<text:span text:style-name="T1"> </text:span>prebendy<text:span text:style-name="T1"> </text:span>itp.).</text:p>
      <text:p text:style-name="P1">Same<text:span text:style-name="T1"> </text:span>te<text:span text:style-name="T1"> </text:span>zjawiska<text:span text:style-name="T1"> </text:span>mogą<text:span text:style-name="T1"> </text:span>być<text:span text:style-name="T1"> </text:span>zrozumiałe<text:span text:style-name="T1"> </text:span>w<text:span text:style-name="T1"> </text:span>świetle<text:span text:style-name="T1"> </text:span>zmieniającego<text:span text:style-name="T1"> </text:span>się<text:span text:style-name="T1"> </text:span>kontekstu<text:span text:style-name="T1"> </text:span>kulturowego<text:span text:style-name="T1"> </text:span>działalności<text:span text:style-name="T1"> </text:span>uniwersytetów<text:span text:style-name="T1"> </text:span>i<text:span text:style-name="T1"> </text:span>ich<text:span text:style-name="T1"> </text:span>pozycji<text:span text:style-name="T1"> </text:span>w<text:span text:style-name="T1"> </text:span>tym<text:span text:style-name="T1"> </text:span>kontekście<text:span text:style-name="T1"> – </text:span>w<text:span text:style-name="T1"> </text:span>szczególności<text:span text:style-name="T1"> </text:span>wzrostu<text:span text:style-name="T1"> </text:span>publicznego<text:span text:style-name="T1"> </text:span>prestiżu<text:span text:style-name="T1"> </text:span>profesorów.<text:span text:style-name="T1"> </text:span>Pokazują<text:span text:style-name="T1"> </text:span>one<text:span text:style-name="T1"> </text:span>jednak<text:span text:style-name="T1"> </text:span>zarazem<text:span text:style-name="T1"> </text:span>co<text:span text:style-name="T1"> </text:span>innego:<text:span text:style-name="T1"> </text:span>w<text:span text:style-name="T1"> </text:span>jaki<text:span text:style-name="T1"> </text:span>sposób<text:span text:style-name="T1"> </text:span>instytucja<text:span text:style-name="T1"> </text:span>której<text:span text:style-name="T1"> </text:span>tożsamość<text:span text:style-name="T1"> </text:span>wiąże<text:span text:style-name="T1"> </text:span>się<text:span text:style-name="T1"> </text:span>z<text:span text:style-name="T1"> </text:span>przywilejami<text:span text:style-name="T1"> </text:span>(wysokie<text:span text:style-name="T1"> </text:span>cele<text:span text:style-name="T1"> </text:span>społeczne<text:span text:style-name="T1"> </text:span>i<text:span text:style-name="T1"> </text:span>związana<text:span text:style-name="T1"> </text:span>z<text:span text:style-name="T1"> </text:span>nimi<text:span text:style-name="T1"> </text:span>autonomia<text:span text:style-name="T1"> </text:span>działania,<text:span text:style-name="T1"> </text:span>specyficzny<text:span text:style-name="T1"> </text:span>ustrój)<text:span text:style-name="T1"> </text:span>zostaje<text:span text:style-name="T1"> </text:span>stopniowo<text:span text:style-name="T1"> </text:span>przejęta<text:span text:style-name="T1"> </text:span>przez<text:span text:style-name="T1"> </text:span>strukturę<text:span text:style-name="T1"> </text:span>własnych<text:span text:style-name="T1"> </text:span>przywilejów.<text:span text:style-name="T1"> </text:span>Uniwersytet,<text:span text:style-name="T1"> </text:span>który<text:span text:style-name="T1"> </text:span>uzyskał<text:span text:style-name="T1"> </text:span>prestiż<text:span text:style-name="T1"> </text:span>właśnie<text:span text:style-name="T1"> </text:span>ze<text:span text:style-name="T1"> </text:span>względu<text:span text:style-name="T1"> </text:span>na<text:span text:style-name="T1"> </text:span>swoją<text:span text:style-name="T1"> </text:span>autonomiczną<text:span text:style-name="T1"> </text:span>strukturę<text:span text:style-name="T1"> </text:span>powiązaną<text:span text:style-name="T1"> </text:span>z<text:span text:style-name="T1"> </text:span>wysoką<text:span text:style-name="T1"> </text:span>użytecznością<text:span text:style-name="T1"> </text:span>publiczną<text:span text:style-name="T1"> </text:span>obraca<text:span text:style-name="T1"> </text:span>w<text:span text:style-name="T1"> </text:span>ten<text:span text:style-name="T1"> </text:span>sposób<text:span text:style-name="T1"> </text:span>swoją<text:span text:style-name="T1"> </text:span>użyteczność<text:span text:style-name="T1"> </text:span>na<text:span text:style-name="T1"> </text:span>korzyść<text:span text:style-name="T1"> </text:span>siebie<text:span text:style-name="T1"> </text:span>samego<text:span text:style-name="T1"> </text:span>jako<text:span text:style-name="T1"> </text:span>korporacji<text:span text:style-name="T1"> </text:span>i<text:span text:style-name="T1"> </text:span>jej<text:span text:style-name="T1"> </text:span>uczestników.</text:p>
      <text:p text:style-name="P4">Komentarz współczesny:</text:p>
      <text:p text:style-name="P22"><text:span text:style-name="T14">Wielu badaczy uniwersytetu wskazuje na silne dziś zależności miedzy gospodarką, rynkiem i uniwersytetem. Czy te zależności są konieczne? Wedle Kozyra-Kowalskiego: </text:span><text:span text:style-name="T17">"Ci, którzy psują fundamentalne zasady pracy naukowej i wszelkiej pracy duchowej, powołują się często na dogmaty obiegowego i wpływowego dziś w naukach społecznych ekonomizmu. Na wymogi rynku i gospodarki rynkowo-kapitalistycznej, na transformację, na wolną konkurencję. Na konieczność przygotowania studentów do przyszłej pracy zawodowej i zarobkowej, na globalizację stosunków gospodarczych” (</text:span><text:span text:style-name="T14">Kozyr-Kowalski 2005:). Można śmiało powiedzieć, że uniwersytet jest dziś korumpowany przez rynek. To nie tylko brak środków na edukację, ale zepsucie idei uniwersytetu. </text:span><text:line-break/><text:span text:style-name="T14">Kozyr-Kowalski proponuje tu durkheimowskie rozumienie anomii, jako adekwatne do analizy owego zepsucia: </text:span><text:span text:style-name="T17">dérèglement </text:span><text:span text:style-name="T12">– </text:span><text:span text:style-name="T14">nieporządek, rozregulowanie, a nawet rozwiązłość, niemoralność, </text:span><text:soft-page-break/><text:span text:style-name="T14">czyli te stany, które przeczą porządkowi obyczajnemu. Durkheim nie dokonywał tu rozróżniania na samą anomię oraz zjawiska anomotwórcze (tzw. doniosłe anomicznie) a także jej (anomii) skutków. Do zjawisk doniosłych anomicznie zaliczyć należy: </text:span><text:span text:style-name="T17">"podporządkowywanie reguł nauki i pracy duchowej temu co błyskawiczne i pozornie nowe lub do takiego stanu dążące. Anomia warunkowana będzie również przez zmniejszanie się wydatków na oświatę, sprowadzanie stanu akademickiego do pozycji stirnerowskiego „dziada”, </text:span><text:span text:style-name="T15">(Pluciński)</text:span><text:span text:style-name="T17"> </text:span><text:span text:style-name="T14">i Kozyr-Kowalski: „</text:span><text:span text:style-name="T17">Wielki (…) stan akademicki i nauczycielski ma się najpierw stać stanem dziadów. Potem rzuci mu się ograniczoną liczbę kości do ogryzania, aby jego członkowie musieli walczyć zaciekle, zarówno o ‘być’, jak i o ‘mieć’. Przekształcanie kości do ogryzania w rzadkie dobra wprowadza do świata nauki i kształcenia popsutą, czyli skorumpowaną ideę konkurencji rynkowej, czyni z uczonych, badaczy, nauczycieli nieprzejednanych konkurentów i rywali. Skłania wielu z nich do naruszania fundamentalnych zasad wszelkiego porządku obyczajnego</text:span><text:span text:style-name="T12">” </text:span><text:span text:style-name="T14">(Kozyr-Kowalski 2005: 56-57). </text:span><text:line-break/><text:span text:style-name="T14">Także według Webera uniwersytet musi pozostać poza grą rynkową i polityczną. We włączaniu go w owe sfery widział narzędzie imperializacji i ideologizacji, co prowadzi do merkantylizmu uniwersytetu. Ideologizacja ta wyraża się przede wszystkim we wmawianiu wszystkim zainteresowanym, że nie ma innego wyjścia. Pluciński: "</text:span><text:span text:style-name="T17">nauka więc, i naukowcy, którzy nie są posłuszni „ani synodowi, ani komitetowi, ani ministrowi, ani cesarzowi, ani Panu Bogu” kapitulują częstokroć przed rzeczywistością rynku."</text:span></text:p>
      <text:p text:style-name="P23"><text:span text:style-name="T14"/></text:p>
      <text:p text:style-name="P1">Stąd ważny przyczynek do wspomnianej wyżej kwestii przejścia od trybalnego ruchu do struktury instytucjonalnej: w przypadku uniwersytetu specyfika polega na tym, że zachowuje on w ramach swojej tożsamości tyle trybalnych cech pierwotnej idei, ile tylko możliwe, a równocześnie strukturyzuje się wokół korzyści, które przyniosło publiczne urzeczywistnienie tej idei.</text:p>
      <text:p text:style-name="P1">Przykład: pieśń „Gaudeamus” - powstała w XIII lub XIV stuleciu w Paryżu pieśń miejskich wagantów, wśród których byli studenci, dobrze wyrażająca styl wczesnej „plemiennej” wspólnoty uniwersyteckiej”, która stopniowo stała się hymnem akademickim (od połowy XIX wieku używanym przy oficjalnych uroczystościach) i jest nim do dzisiaj. Można na tym przykładzie dobrze zobaczyć, czym jest zjawisko specyficznej „komercjalizacji” pierwotnej idei uniwersyteckiej: zostaje ona tu formalnie zacjhowana, a równocześnie wporządkowana w strukturę systemową.</text:p>
      <text:p text:style-name="P31">Radujmy się więc, dopókiśmy młodzi.</text:p>
      <text:p text:style-name="P6"><text:span text:style-name="T33">Radujmy się więc, dopókiśmy młodzi!<text:line-break/>Po przyjemnej młodości,<text:line-break/>po uciążliwej starości,<text:line-break/>posiędzie nas ziemia,<text:line-break/>posiędzie nas ziemia.</text:span><text:line-break/><text:soft-page-break/><text:line-break/><text:span text:style-name="T32">Życie nasze krótko trwa, szybko się skończy.</text:span><text:line-break/><text:span text:style-name="T32">Życie nasze krótko trwa, szybko się skończy.</text:span><text:line-break/><text:span text:style-name="T32">Śmierć nadchodzi szybko, porywa nas okrutnie,</text:span><text:line-break/><text:span text:style-name="T32">nikomu to nie będzie oszczędzone,</text:span><text:line-break/><text:span text:style-name="T32">nikomu to nie będzie oszczędzone!</text:span>(ref.)<text:line-break/><text:line-break/><text:span text:style-name="T32">Gdzież są ci, którzy byli na świecie przed nami?</text:span><text:line-break/><text:span text:style-name="T32">Gdzież są ci, którzy byli na świecie przed nami?</text:span><text:line-break/><text:span text:style-name="T32">Kroczcie ku niebu, przejdźcie ku piekłu</text:span>.<text:line-break/><text:span text:style-name="T32">Gdzież są? Już byli</text:span><text:line-break/><text:span text:style-name="T32">Gdzież są? Już byli</text:span><text:line-break/><text:line-break/><text:span text:style-name="T33">Niechaj żyje Akademia, niech żyją profesorowie,<text:line-break/>Niechaj żyje Akademia, niech żyją profesorowie,<text:line-break/>niech żyje każdy członek [naszej społeczności]<text:line-break/>niech żyją wszyscy [członkowie] z osobna,<text:line-break/>niechaj kwitną zawsze, niechaj kwitną zawsze!</text:span><text:line-break/><text:line-break/><text:span text:style-name="T32">Niechaj żyje i rzecz pospolita i ten, kto nią rządzi,</text:span><text:line-break/><text:span text:style-name="T32">Niechaj żyje i państwo i ten, kto nim rządzi.</text:span><text:line-break/><text:span text:style-name="T32">Niech żyje nasze miasto, mecenasów łaskawość,</text:span><text:line-break/><text:span text:style-name="T32">która nas tu chroni, która nas tu chroni!</text:span><text:line-break/><text:line-break/><text:span text:style-name="T32">Niechaj żyją wszystkie dziewczyny, przystępne, piękne.</text:span><text:line-break/>(lub<text:span text:style-name="T32">wdzięczne, piękne</text:span>)<text:line-break/><text:span text:style-name="T32">Niechaj żyją wszystkie dziewczyny, przystępne, piękne.</text:span>(ibid.)<text:line-break/><text:span text:style-name="T32">Niechaj żyją i mężatki, delikatne, miłe,</text:span><text:line-break/><text:span text:style-name="T32">dobre, pracowite.</text:span><text:line-break/><text:span text:style-name="T32">dobre, pracowite!</text:span></text:p>
      <text:p text:style-name="P1"/>
      <text:h text:style-name="P11" text:outline-level="3">Poziom<text:span text:style-name="T1"> </text:span>4:<text:span text:style-name="T1"> „</text:span>nacjonalizacja<text:span text:style-name="T1">” </text:span>uniwersytetów<text:span text:style-name="T1"> </text:span></text:h>
      <text:p text:style-name="P1"><text:span text:style-name="T1">– </text:span>przykład<text:span text:style-name="T1"> </text:span>konfliktu<text:span text:style-name="T1"> </text:span>w<text:span text:style-name="T1"> </text:span>Pradze.<text:span text:style-name="T1"> </text:span>Ten<text:span text:style-name="T1"> </text:span>konflikt<text:span text:style-name="T1"> </text:span>jest<text:span text:style-name="T1"> </text:span>wyrazem<text:span text:style-name="T1"> </text:span>modernizacji<text:span text:style-name="T1"> </text:span>społeczeństwa<text:span text:style-name="T1"> – </text:span>na<text:span text:style-name="T1"> </text:span>nowych<text:span text:style-name="T1"> </text:span>zasadach.<text:span text:style-name="T1"> </text:span>Istotną<text:span text:style-name="T1"> </text:span>rolę<text:span text:style-name="T1"> </text:span>zaczynają<text:span text:style-name="T1"> </text:span>grać<text:span text:style-name="T1"> </text:span>nowo<text:span text:style-name="T1"> </text:span>sformułowane<text:span text:style-name="T1"> </text:span>interesy<text:span text:style-name="T1"> </text:span>grupowe.<text:span text:style-name="T1"> </text:span>Bardzo<text:span text:style-name="T1"> </text:span>ciekawą<text:span text:style-name="T1"> </text:span>analizę<text:span text:style-name="T1"> </text:span>procesów<text:span text:style-name="T1"> </text:span>dokonujących<text:span text:style-name="T1"> </text:span>się<text:span text:style-name="T1"> </text:span>w<text:span text:style-name="T1"> </text:span>Czechach<text:span text:style-name="T1"> </text:span>w<text:span text:style-name="T1"> </text:span>XIV/XV<text:span text:style-name="T1"> </text:span>wieku<text:span text:style-name="T1"> </text:span>przedstawił<text:span text:style-name="T1"> </text:span>Jan<text:span text:style-name="T1"> </text:span>Patočka<text:span text:style-name="T1"> </text:span>(<text:span text:style-name="T1">„</text:span>Kim<text:span text:style-name="T1"> </text:span>są<text:span text:style-name="T1"> </text:span>Czesi?)<text:span text:style-name="T1"> </text:span>-<text:span text:style-name="T1"> </text:span>pokazując,<text:span text:style-name="T1"> </text:span>jak<text:span text:style-name="T1"> </text:span>niewielki<text:span text:style-name="T1"> </text:span>naród,<text:span text:style-name="T1"> </text:span>w<text:span text:style-name="T1"> </text:span>którym<text:span text:style-name="T1"> </text:span>skumulowały<text:span text:style-name="T1"> </text:span>się<text:span text:style-name="T1"> </text:span>procesy<text:span text:style-name="T1"> </text:span>cywilizacyjne<text:span text:style-name="T1"> </text:span>tamtej<text:span text:style-name="T1"> </text:span>epoki,<text:span text:style-name="T1"> </text:span>wyprzedza<text:span text:style-name="T1"> </text:span>rozwój<text:span text:style-name="T1"> </text:span>w<text:span text:style-name="T1"> </text:span>innych<text:span text:style-name="T1"> </text:span>częściach<text:span text:style-name="T1"> </text:span>tej<text:span text:style-name="T1"> </text:span>samej<text:span text:style-name="T1"> </text:span>cywilizacji,<text:span text:style-name="T1"> </text:span>a<text:span text:style-name="T1"> </text:span>równocześnie<text:span text:style-name="T1"> </text:span>ze<text:span text:style-name="T1"> </text:span>względu<text:span text:style-name="T1"> </text:span>na<text:span text:style-name="T1"> </text:span>wewnętrzny<text:span text:style-name="T1"> </text:span>egoizm<text:span text:style-name="T1"> </text:span>i<text:span text:style-name="T1"> </text:span>płynące<text:span text:style-name="T1"> </text:span>stąd<text:span text:style-name="T1"> </text:span>konflikty<text:span text:style-name="T1"> </text:span>nie<text:span text:style-name="T1"> </text:span>jest<text:span text:style-name="T1"> </text:span>w<text:span text:style-name="T1"> </text:span>stanie<text:span text:style-name="T1"> </text:span>tego<text:span text:style-name="T1"> </text:span>wyprzedzenia<text:span text:style-name="T1"> </text:span>wykorzystać<text:span text:style-name="T1"> </text:span>rozwojowo<text:span text:style-name="T1"> – </text:span>rzecz<text:span text:style-name="T1"> </text:span>cała<text:span text:style-name="T1"> </text:span>kończy<text:span text:style-name="T1"> </text:span>się<text:span text:style-name="T1"> </text:span>wtórnym<text:span text:style-name="T1"> </text:span>(i<text:span text:style-name="T1"> </text:span>katastrofalnym<text:span text:style-name="T1"> </text:span>wpisaniem<text:span text:style-name="T1"> </text:span>się<text:span text:style-name="T1"> </text:span>tej<text:span text:style-name="T1"> </text:span>społeczności<text:span text:style-name="T1"> </text:span>w<text:span text:style-name="T1"> </text:span>zwycięski<text:span text:style-name="T1"> </text:span>kontekst<text:span text:style-name="T1"> </text:span>cywilizacyjny<text:span text:style-name="T1"> – </text:span>tu:<text:span text:style-name="T1"> </text:span>instytucjonalno-absolutystyczny).<text:span text:style-name="T1"> </text:span></text:p>
      <text:h text:style-name="P11" text:outline-level="3"><text:soft-page-break/>Poziom<text:span text:style-name="T1"> </text:span>5:<text:span text:style-name="T1"> </text:span>uniezależnienie<text:span text:style-name="T1"> </text:span>się<text:span text:style-name="T1"> „</text:span>wolnych<text:span text:style-name="T1"> </text:span>humanistów<text:span text:style-name="T1">” </text:span>od<text:span text:style-name="T1"> </text:span>struktur<text:span text:style-name="T1"> </text:span>uniwersyteckich<text:span text:style-name="T1"> – </text:span>skutki<text:span text:style-name="T1"> </text:span>kulturowe</text:h>
      <text:p text:style-name="P5"><text:span text:style-name="T2">Teza</text:span><text:span text:style-name="T3"> </text:span><text:span text:style-name="T2">Le</text:span><text:span text:style-name="T3"> </text:span><text:span text:style-name="T2">Goffa:</text:span><text:span text:style-name="T3"> </text:span><text:span text:style-name="T5">„</text:span><text:span text:style-name="T4">Humanista</text:span><text:span text:style-name="T5"> </text:span><text:span text:style-name="T4">jest</text:span><text:span text:style-name="T5"> </text:span><text:span text:style-name="T4">do</text:span><text:span text:style-name="T5"> </text:span><text:span text:style-name="T4">głębi</text:span><text:span text:style-name="T5"> </text:span><text:span text:style-name="T4">antyintelektualistą.</text:span><text:span text:style-name="T5"> </text:span><text:span text:style-name="T4">Jest</text:span><text:span text:style-name="T5"> </text:span><text:span text:style-name="T4">on</text:span><text:span text:style-name="T5"> </text:span><text:span text:style-name="T4">bardziej</text:span><text:span text:style-name="T5"> </text:span><text:span text:style-name="T4">literatem</text:span><text:span text:style-name="T5"> </text:span><text:span text:style-name="T4">niż</text:span><text:span text:style-name="T5"> </text:span><text:span text:style-name="T4">uczonym,</text:span><text:span text:style-name="T5"> </text:span><text:span text:style-name="T4">bardziej</text:span><text:span text:style-name="T5"> </text:span><text:span text:style-name="T4">fideistą</text:span><text:span text:style-name="T5"> </text:span><text:span text:style-name="T4">niż</text:span><text:span text:style-name="T5"> </text:span><text:span text:style-name="T4">racjonalistą.</text:span><text:span text:style-name="T5"> </text:span><text:span text:style-name="T4">Parze,</text:span><text:span text:style-name="T5"> </text:span><text:span text:style-name="T4">jaką</text:span><text:span text:style-name="T5"> </text:span><text:span text:style-name="T4">stanowiły</text:span><text:span text:style-name="T5"> </text:span><text:span text:style-name="T4">dialektyka</text:span><text:span text:style-name="T5"> </text:span><text:span text:style-name="T4">i</text:span><text:span text:style-name="T5"> </text:span><text:span text:style-name="T4">scholastyka,</text:span><text:span text:style-name="T5"> </text:span><text:span text:style-name="T4">przeciwstawia</text:span><text:span text:style-name="T5"> </text:span><text:span text:style-name="T4">parę:</text:span><text:span text:style-name="T5"> </text:span><text:span text:style-name="T4">filologia-retoryka</text:span><text:span text:style-name="T5"> </text:span><text:span text:style-name="T4">i</text:span><text:span text:style-name="T5"> </text:span><text:span text:style-name="T4">oddaje</text:span><text:span text:style-name="T5"> </text:span><text:span text:style-name="T4">im</text:span><text:span text:style-name="T5"> </text:span><text:span text:style-name="T4">ich</text:span><text:span text:style-name="T5"> </text:span><text:span text:style-name="T4">miejsce.</text:span><text:span text:style-name="T5"> </text:span><text:span text:style-name="T4">Dzięki</text:span><text:span text:style-name="T5"> </text:span><text:span text:style-name="T4">temu</text:span><text:span text:style-name="T5"> </text:span><text:span text:style-name="T4">Platon,</text:span><text:span text:style-name="T5"> </text:span><text:span text:style-name="T4">zdyskredytowany</text:span><text:span text:style-name="T5"> </text:span><text:span text:style-name="T4">jako</text:span><text:span text:style-name="T5"> </text:span><text:span text:style-name="T4">filozof</text:span><text:span text:style-name="T5"> </text:span><text:span text:style-name="T4">w</text:span><text:span text:style-name="T5"> </text:span><text:span text:style-name="T4">oczach</text:span><text:span text:style-name="T5"> </text:span><text:span text:style-name="T4">Alberta</text:span><text:span text:style-name="T5"> </text:span><text:span text:style-name="T4">Wielkiego</text:span><text:span text:style-name="T5"> </text:span><text:span text:style-name="T4">z</text:span><text:span text:style-name="T5"> </text:span><text:span text:style-name="T4">racji</text:span><text:span text:style-name="T5"> </text:span><text:span text:style-name="T4">swego</text:span><text:span text:style-name="T5"> </text:span><text:span text:style-name="T4">języka</text:span><text:span text:style-name="T5"> </text:span><text:span text:style-name="T4">i</text:span><text:span text:style-name="T5"> </text:span><text:span text:style-name="T4">stylu,</text:span><text:span text:style-name="T5"> </text:span><text:span text:style-name="T4">powraca</text:span><text:span text:style-name="T5"> </text:span><text:span text:style-name="T4">teraz</text:span><text:span text:style-name="T5"> </text:span><text:span text:style-name="T4">do</text:span><text:span text:style-name="T5"> </text:span><text:span text:style-name="T4">łask,</text:span><text:span text:style-name="T5"> </text:span><text:span text:style-name="T4">a</text:span><text:span text:style-name="T5"> </text:span><text:span text:style-name="T4">ponieważ</text:span><text:span text:style-name="T5"> </text:span><text:span text:style-name="T4">jest</text:span><text:span text:style-name="T5"> </text:span><text:span text:style-name="T4">poetą,</text:span><text:span text:style-name="T5"> </text:span><text:span text:style-name="T4">zyskuje</text:span><text:span text:style-name="T5"> </text:span><text:span text:style-name="T4">opinię</text:span><text:span text:style-name="T5"> „</text:span><text:span text:style-name="T4">filozofa</text:span><text:span text:style-name="T5"> </text:span><text:span text:style-name="T4">najwyższego</text:span><text:span text:style-name="T5">”</text:span><text:span text:style-name="T4">.</text:span><text:span text:style-name="T5">”</text:span></text:p>
      <text:p text:style-name="P3">Humanista<text:span text:style-name="T1"> </text:span>jest<text:span text:style-name="T1"> </text:span>arystokratą.<text:span text:style-name="T1"> </text:span>Jego<text:span text:style-name="T1"> </text:span>środowiskiem<text:span text:style-name="T1"> </text:span>jest<text:span text:style-name="T1"> </text:span>niewielka<text:span text:style-name="T1"> </text:span>grupa,<text:span text:style-name="T1"> </text:span>zamknięta<text:span text:style-name="T1"> </text:span>Akademia<text:span text:style-name="T1"> – </text:span>kiedy<text:span text:style-name="T1"> </text:span>humanizm<text:span text:style-name="T1"> </text:span>zapanuje<text:span text:style-name="T1"> </text:span>w<text:span text:style-name="T1"> </text:span>Paryżu<text:span text:style-name="T1"> </text:span>objawi<text:span text:style-name="T1"> </text:span>się<text:span text:style-name="T1"> </text:span>nie<text:span text:style-name="T1"> </text:span>na<text:span text:style-name="T1"> </text:span>uniwersytecie,<text:span text:style-name="T1"> </text:span>lecz<text:span text:style-name="T1"> </text:span>w<text:span text:style-name="T1"> </text:span>instytucji<text:span text:style-name="T1"> </text:span>przeznaczonej<text:span text:style-name="T1"> </text:span>dla<text:span text:style-name="T1"> </text:span>elity,<text:span text:style-name="T1"> </text:span>w<text:span text:style-name="T1"> </text:span>Kolegium<text:span text:style-name="T1"> </text:span>lektorów<text:span text:style-name="T1"> </text:span>królewskich,<text:span text:style-name="T1"> </text:span>przyszłym<text:span text:style-name="T1"> </text:span>Collège<text:span text:style-name="T1"> </text:span>de<text:span text:style-name="T1"> </text:span>France.</text:p>
      <text:h text:style-name="P9" text:outline-level="2">Uniwersytety<text:span text:style-name="T1"> </text:span>we<text:span text:style-name="T1"> </text:span>wczesnej<text:span text:style-name="T1"> </text:span>nowożytności<text:span text:style-name="T1"> – </text:span>najważniejsze<text:span text:style-name="T1"> </text:span>elementy<text:span text:style-name="T1"> </text:span>kształtowania<text:span text:style-name="T1"> </text:span>się<text:span text:style-name="T1"> </text:span>instytucji<text:span text:style-name="T1"> </text:span>uniwersyteckich<text:span text:style-name="T1"> <text:s/></text:span></text:h>
      <text:p text:style-name="P13">Procesy degeneracyjne wiążą się również z dosłownie rozumianą „etatyzacją uniwersytetów”. Uniwersytet europejski końca XVIII i XIX stulecia – zwłaszcza obszaru niemieckojęzycznego, z którym kulturowo powiązana jest również akademicka Polska) jest instytucją „państwową” nie tylko w sensie umiejscowienia w strukturze społecznej, ale także w sensie zasad regulatywnych.</text:p>
      <text:p text:style-name="P13">XVI-XVII<text:span text:style-name="T1"> </text:span>wiek<text:span text:style-name="T1"> – </text:span>ukształtowanie<text:span text:style-name="T1"> </text:span>się<text:span text:style-name="T1"> </text:span>struktury<text:span text:style-name="T1"> </text:span>społeczności<text:span text:style-name="T1"> </text:span>nauczycieli<text:span text:style-name="T1"> </text:span>akademickich.<text:span text:style-name="T1"> </text:span>Na<text:span text:style-name="T1"> </text:span>uniwersytetach<text:span text:style-name="T1"> </text:span>typu<text:span text:style-name="T1"> </text:span>niemieckiego<text:span text:style-name="T1"> </text:span>tworzą<text:span text:style-name="T1"> </text:span>ja<text:span text:style-name="T1"> </text:span>profesorowie<text:span text:style-name="T1"> </text:span>zwyczajni<text:span text:style-name="T1"> </text:span>(którzy<text:span text:style-name="T1"> </text:span>tworzą<text:span text:style-name="T1"> </text:span>senat<text:span text:style-name="T1"> </text:span>uniwersytetu<text:span text:style-name="T1"> </text:span>i<text:span text:style-name="T1"> </text:span>w<text:span text:style-name="T1"> </text:span>ramach<text:span text:style-name="T1"> </text:span>wydziału<text:span text:style-name="T1"> </text:span>wybierają<text:span text:style-name="T1"> </text:span>dziekana,<text:span text:style-name="T1"> </text:span>a<text:span text:style-name="T1"> </text:span>w<text:span text:style-name="T1"> </text:span>ramach<text:span text:style-name="T1"> </text:span>uniwersytetu<text:span text:style-name="T1"> </text:span>rektora).<text:span text:style-name="T1"> </text:span>Obok<text:span text:style-name="T1"> </text:span>nich<text:span text:style-name="T1"> </text:span>są<text:span text:style-name="T1"> </text:span>profesorowie<text:span text:style-name="T1"> </text:span>nadzwyczajni<text:span text:style-name="T1"> </text:span>i<text:span text:style-name="T1"> </text:span>tzw.<text:span text:style-name="T1"> „</text:span>docenci<text:span text:style-name="T1"> </text:span>prywatni<text:span text:style-name="T1">”</text:span>,<text:span text:style-name="T1"> </text:span>którzy<text:span text:style-name="T1"> </text:span>nie<text:span text:style-name="T1"> </text:span>należą<text:span text:style-name="T1"> </text:span>do<text:span text:style-name="T1"> </text:span>senatu.</text:p>
      <text:p text:style-name="P13">Ważna<text:span text:style-name="T1"> </text:span>zmiana:<text:span text:style-name="T1"> </text:span>stopniowe<text:span text:style-name="T1"> </text:span>rozluźnianie<text:span text:style-name="T1"> </text:span>związku<text:span text:style-name="T1"> </text:span>między<text:span text:style-name="T1"> </text:span>uniwersytetem<text:span text:style-name="T1"> </text:span>a<text:span text:style-name="T1"> </text:span>kościołami,<text:span text:style-name="T1"> </text:span>co<text:span text:style-name="T1"> </text:span>skutkowało<text:span text:style-name="T1"> </text:span>między<text:span text:style-name="T1"> </text:span>innymi<text:span text:style-name="T1"> </text:span>zmianą<text:span text:style-name="T1"> </text:span>rangi<text:span text:style-name="T1"> </text:span>wydziałów<text:span text:style-name="T1"> </text:span>(wydziały<text:span text:style-name="T1"> </text:span>teologiczne<text:span text:style-name="T1"> </text:span>straciły<text:span text:style-name="T1"> </text:span>rangę<text:span text:style-name="T1"> </text:span>najważniejszych).<text:span text:style-name="T1"> </text:span>Później<text:span text:style-name="T1"> </text:span>oznaczało<text:span text:style-name="T1"> </text:span>to<text:span text:style-name="T1"> </text:span>także<text:span text:style-name="T1"> </text:span>zanikanie<text:span text:style-name="T1"> </text:span>łaciny<text:span text:style-name="T1"> </text:span>jako<text:span text:style-name="T1"> </text:span>języka<text:span text:style-name="T1"> </text:span>uniwersytetu<text:span text:style-name="T1"> </text:span>na<text:span text:style-name="T1"> </text:span>rzecz<text:span text:style-name="T1"> </text:span>języków<text:span text:style-name="T1"> </text:span>narodowych.<text:span text:style-name="T1"> </text:span>Dłużej<text:span text:style-name="T1"> </text:span>utrzymała<text:span text:style-name="T1"> </text:span>się<text:span text:style-name="T1"> </text:span>zależność<text:span text:style-name="T1"> </text:span>uniwersytetów<text:span text:style-name="T1"> </text:span>od<text:span text:style-name="T1"> </text:span>władz<text:span text:style-name="T1"> </text:span>państwowych<text:span text:style-name="T1"> – </text:span>profesorowie<text:span text:style-name="T1"> </text:span>byli<text:span text:style-name="T1"> </text:span>zobowiązani<text:span text:style-name="T1"> </text:span>do<text:span text:style-name="T1"> </text:span>swego<text:span text:style-name="T1"> </text:span>rodzaju<text:span text:style-name="T1"> </text:span>cenzury<text:span text:style-name="T1"> </text:span>druków<text:span text:style-name="T1"> </text:span>z<text:span text:style-name="T1"> </text:span>perspektywy<text:span text:style-name="T1"> </text:span>panujących.</text:p>
      <text:p text:style-name="P13">W<text:span text:style-name="T1"> </text:span>krajach<text:span text:style-name="T1"> </text:span>języka<text:span text:style-name="T1"> </text:span>niemieckiego<text:span text:style-name="T1"> </text:span>pojawiły<text:span text:style-name="T1"> </text:span>się<text:span text:style-name="T1"> </text:span>także<text:span text:style-name="T1"> </text:span>zalążki<text:span text:style-name="T1"> </text:span>systemu<text:span text:style-name="T1"> </text:span>nie-uniwersyteckich<text:span text:style-name="T1"> </text:span>szkół<text:span text:style-name="T1"> </text:span>wyższych<text:span text:style-name="T1"> – </text:span>tzw.<text:span text:style-name="T1"> </text:span>gymnasia<text:span text:style-name="T1"> </text:span>illustra<text:span text:style-name="T1"> </text:span>(kształcenie<text:span text:style-name="T1"> </text:span>wyższe<text:span text:style-name="T1"> </text:span>bez<text:span text:style-name="T1"> </text:span>prawa<text:span text:style-name="T1"> </text:span>nadawania<text:span text:style-name="T1"> </text:span>stopni);<text:span text:style-name="T1"> </text:span>część<text:span text:style-name="T1"> </text:span>z<text:span text:style-name="T1"> </text:span>nich<text:span text:style-name="T1"> </text:span>przekształciła<text:span text:style-name="T1"> </text:span>się<text:span text:style-name="T1"> </text:span>później<text:span text:style-name="T1"> </text:span>w<text:span text:style-name="T1"> </text:span>szkoły<text:span text:style-name="T1"> </text:span>wyższe.</text:p>
      <text:p text:style-name="P16"><text:span text:style-name="T2">W</text:span><text:span text:style-name="T3"> </text:span><text:span text:style-name="T2">połowie</text:span><text:span text:style-name="T3"> </text:span><text:span text:style-name="T2">XVIII</text:span><text:span text:style-name="T3"> </text:span><text:span text:style-name="T2">wieku</text:span><text:span text:style-name="T3"> </text:span><text:span text:style-name="T2">pojawiają</text:span><text:span text:style-name="T3"> </text:span><text:span text:style-name="T2">się</text:span><text:span text:style-name="T3"> </text:span><text:span text:style-name="T2">krytyczne</text:span><text:span text:style-name="T3"> </text:span><text:span text:style-name="T2">czasopisma</text:span><text:span text:style-name="T3"> </text:span><text:span text:style-name="T2">naukowe,</text:span><text:span text:style-name="T3"> </text:span><text:span text:style-name="T2">a</text:span><text:span text:style-name="T3"> </text:span><text:span text:style-name="T2">także</text:span><text:span text:style-name="T3"> </text:span><text:span text:style-name="T2">powiązanie</text:span><text:span text:style-name="T3"> </text:span><text:span text:style-name="T2">uniwersytetu</text:span><text:span text:style-name="T3"> i </text:span><text:span text:style-name="T2">akademii</text:span><text:span text:style-name="T3"> </text:span><text:span text:style-name="T2">nauk.</text:span><text:span text:style-name="T3"> </text:span><text:span text:style-name="T2">Pod</text:span><text:span text:style-name="T3"> </text:span><text:span text:style-name="T2">koniec</text:span><text:span text:style-name="T3"> </text:span><text:span text:style-name="T2">tego</text:span><text:span text:style-name="T3"> </text:span><text:span text:style-name="T2">stulecia</text:span><text:span text:style-name="T3"> </text:span><text:span text:style-name="T2">istniały</text:span><text:span text:style-name="T3"> </text:span><text:span text:style-name="T2">w</text:span><text:span text:style-name="T3"> </text:span><text:span text:style-name="T2">Europie</text:span><text:span text:style-name="T3"> </text:span><text:span text:style-name="T2">142</text:span><text:span text:style-name="T3"> </text:span><text:span text:style-name="T2">uniwersytety</text:span><text:span text:style-name="T3"> </text:span><text:span text:style-name="T2">(najwięcej</text:span><text:span text:style-name="T3"> </text:span><text:span text:style-name="T2">w</text:span><text:span text:style-name="T3"> </text:span><text:span text:style-name="T2">Niemczech</text:span><text:span text:style-name="T3"> – </text:span><text:span text:style-name="T2">34,</text:span><text:span text:style-name="T3"> </text:span><text:span text:style-name="T2">we</text:span><text:span text:style-name="T3"> </text:span><text:span text:style-name="T2">Włoszech</text:span><text:span text:style-name="T3"> – </text:span><text:span text:style-name="T2">26). Dalszy rozwój to prawie wykładniczy przyrost instytucji akademickich w XX stuleciu i formowanie się uniwersytetów o rozmiarach coraz bardziej monstrualnych;</text:span></text:p>
      <text:p text:style-name="P16"><text:soft-page-break/><text:span text:style-name="T2">Przykład – Monachium: </text:span><text:span text:style-name="T19">1825/26 ok 1000, 1905/06 – 5147, 1918/19 – 8625, 1949/50 – 10469, 1959/60 – 18225, 2009/10 – 45649, </text:span><text:span text:style-name="T18">2010/11 – 46697. Uniwersytet Boloński dzisiaj ponad 100 000 studentów; Warszawski</text:span></text:p>
      <text:p text:style-name="P16"><text:span text:style-name="T18">Biurokratyzacja kończy się s”amozaspokojeniem:</text:span></text:p>
      <text:p text:style-name="P26"><text:span text:style-name="T30">Nie ma w ogóle żadnej współzależności pomiędzy liczbą urzędników a ilością wykonywanej pracy. Wzrostem liczby urzędników rządzi bowiem Prawo Parkinsona i wzrost ten będzie dokładnie taki sam bez wzglę-du na to, czy pracy będzie więcej, mniej, czy też nie będzie jej w ogóle. </text:span><text:span text:style-name="T31">Znaczenie Prawa Parkinsona polega na tym</text:span><text:span text:style-name="T30">, że jest to prawo wzrostu, oparte na analizie czynników rządzących tym wzrostem.</text:span></text:p>
      <text:p text:style-name="P27"><text:span text:style-name="T40">Ważność tego niedawno odkrytego prawa musi opierać się głównie na danych statystycznych, które zostaną podane poniżej. Przeciętnego czytelnika bardziej zainteresuje wyjaśnienie czynników stanowiących podstawę ogólnej tendencji, którą to prawo definiuje. Pomijając (liczne zresztą) szczegóły techniczne, możemy na początku rozróżnić dwie siły napędowe. Dla naszego obecnego celu mogą one być reprezentowane przez dwa niemal aksjoma</text:span><text:span text:style-name="T42">tycz-ne twierdzenia. A mianowicie: </text:span><text:span text:style-name="T43">1.Urzędnik pragnie mnożyć podwładnych, </text:span><text:span text:style-name="T44">a nie rywali, </text:span><text:span text:style-name="T42">i </text:span><text:span text:style-name="T43">2. Urzędnicy przysparzają sobie nawzajem pracy, jedni </text:span><text:span text:style-name="T44">drugim.</text:span><text:span text:style-name="T31">Wszystkie nasze </text:span><text:span text:style-name="T30">dotychczasowe badania, zajmujące się jedynie pr</text:span><text:span text:style-name="T31">o</text:span><text:span text:style-name="T30">blemem </text:span><text:span text:style-name="T40">wzrostu liczby personelu, wskazują na średnią wzrostu – </text:span><text:span text:style-name="T42">5,75% </text:span><text:span text:style-name="T40">rocznie. Ustaliwszy to, możemy teraz wyrazić Prawo Parkinsona za pomocą wzoru matematycznego: w warunkach pokojowych w każdej dziedzinie </text:span><text:span text:style-name="T42">ad</text:span><text:span text:style-name="T40">ministracji publicznej można oczekiwać, że wzrost personelu będzie zgodny z następującym wzorem:</text:span></text:p>
      <text:p text:style-name="P28"><text:span text:style-name="T46">x=2k</text:span><text:span text:style-name="T62">m</text:span><text:span text:style-name="T46">*l / n</text:span></text:p>
      <text:p text:style-name="P29"><text:span text:style-name="T42">gdzie </text:span><text:span text:style-name="T45">k </text:span><text:span text:style-name="T41">oznacza liczbę urzędników szukających awansu poprzez mianowanie swych podwładnych; </text:span><text:span text:style-name="T45">l </text:span><text:span text:style-name="T41">przedstawia różnicę pomiędzy wiekiem nomin</text:span><text:span text:style-name="T42">acji i emerytury; </text:span><text:span text:style-name="T45">m </text:span><text:span text:style-name="T41">jest liczbą godzin poświęconych na pisanie wewnątrzsłużb</text:span><text:span text:style-name="T42">o</text:span><text:span text:style-name="T41">wych notatek, przypadającą na jednego urzędnika; </text:span><text:span text:style-name="T45">n </text:span><text:span text:style-name="T41">przedstawia liczbę </text:span><text:span text:style-name="T42">rzeczywistych jednostek administracyjnych, a </text:span><text:span text:style-name="T45">x </text:span><text:span text:style-name="T41">równa się liczbie nowych urzędników zatrudnionych każdego roku.</text:span></text:p>
      <text:p text:style-name="P16"><text:span text:style-name="T21"/></text:p>
      <text:p text:style-name="P16"><text:span text:style-name="T21">Komentarz współczesny:</text:span></text:p>
      <text:p text:style-name="P22"><text:span text:style-name="T14">Innym wyrazem anomii jest popsucie relacji między akademikami a studentami i dziwnie rozumiana demokratyzacja. Jest nią także wymiar biurokratyzacji: wyznaczniki ilościowe, standaryzacje i statystyki - słowem to, co Milan Kundera określił jako </text:span><text:span text:style-name="T16">imanologię </text:span><text:span text:style-name="T14">(powieść </text:span><text:span text:style-name="T17">Nieśmiertelność</text:span><text:span text:style-name="T14">)</text:span><text:line-break/><text:span text:style-name="T14">Tak anomiczny uniwersytet jest z kolei przyczyną powstawania kolejnych anomii społecznych - wypuszcza rzesze niedokształconych absolwentów, które są bez szans na bycie najlepszymi (greckie: </text:span><text:span text:style-name="T17">aristos), </text:span><text:span text:style-name="T14">mogą oni się stać co najwyżej mistrzami małego i wielkiego</text:span><text:line-break/><text:soft-page-break/><text:span text:style-name="T14">kunsztu oszustwa gospodarczego. Pluciński: </text:span><text:span text:style-name="T17">"Studenci wywłaszczeni są z przysługującej im w ramach uniwersytetu szansy na doskonalenie zarówno swej biodynamis, jak i ergodynamis. Miast doskonalić swe siły duchowe, silne strony swej osobowości (biodynamis) oraz wszelkie te umiejętności, stanowiące niezbywalny składnik ich potencjalnej ergodynamis („siły roboczej”), czyli wszystkie te składniki przyszłej i potencjalnej zdolności pracowej i pozapracowej, uczą się w uniwersytecie zasady lichości, sprowadzającej się do pragmatycznego oportunizmu</text:span><text:span text:style-name="T14">".</text:span><text:line-break/><text:span text:style-name="T14">A przecież: </text:span><text:span text:style-name="T17">"Uniwersytet ma kształcić tak, by otwierać duszę studenta, pokazywać wielość potencjalnych ścieżek, a nie kierować na jedną i wąską. Funkcją uniwersytetu, najpierwszej z uczelni wyższych, wydaje się mimo wszystko kształcenie „w kulturze”, rozwijanie biodynamis, wykształcenie, szczególnie te dobre i rzetelne jest mimo to najlepszym składnikiem każdej ergodynamis".</text:span><text:line-break/><text:span text:style-name="T14">Zatraca się funkcja akademika jako aktywnego twórcy kultury, pada etos intelektualisty: </text:span><text:span text:style-name="T17">"Konstytucja platońskiej idei republiki miłośników mądrości nigdy chyba nie zdawała się tak odległa jak dziś (por. Marcuse 1967). Jak zauważył Fichte, podstawową rolą uniwersytetu nie jest przekazywać informacje, lecz wpajać umiejętność krytycznego namysłu. Czy jednak czasy, zdiagnozowane przez H. Marcuse jako czasy wszechobecnej „jednowymiarowości” potrzebują jeszcze krytyki i jej społecznej funkcji? Zdaje się, że potrzebują jej tym mocniej, im bardziej wydaje się ona niewygodna, wręcz zbędna."</text:span></text:p>
      <text:p text:style-name="P22"><text:span text:style-name="T14">Uniwersytet nie jest dziś forpocztą nowości. Czy jednak trzeba odtrąbił koniec nowoczesnej formuły uniwersytetu? Może trzeba pójść na ustępstwa i zastosować formułę Ortegi y Gasseta, iż kształcenie profesjonalistów powinno „</text:span><text:span text:style-name="T17">dawać i profesjonalizm, i formację kulturową</text:span><text:span text:style-name="T12">”</text:span><text:span text:style-name="T14">? Czyli, będąc fachowcem w określonej specjalności, nawet wąskiej, mieć jednak kompetencje kulturowe szeroko rozwinięte? Czy to możliwe?</text:span></text:p>
      <text:p text:style-name="P23"><text:span text:style-name="T14">Jak na razie mamy do czynienia jednak z „wyspecjalizowaną kadrą menedżerską”, którą to tendencję tą zauważył i krytycznie ocenił sto lat temu Thorstein Veblen. Model ten upowszechnił się w Ameryce Północnej i obecnie zaczyna przenosić się na resztę świata, jak zresztą wszystkie procesy globalizacyjne. Wedle Billa Readingsa mamy obecnie do czynienia z końcem idei humboldtowskiej, a zaczynamy mieć do czynienia z uniwersytetem posthistorycznym. </text:span></text:p>
      <text:p text:style-name="P23"><text:span text:style-name="T14"/></text:p>
      <text:p text:style-name="P25"><text:span text:style-name="T13">Powrót trybalności – komentarz Maffesoli'ego:</text:span></text:p>
      <text:list xml:id="list719983649" text:continue-list="list1307594950" text:style-name="L1">
        <text:list-header>
          <text:p text:style-name="P32"><text:span text:style-name="T34">Powrót do archaizmu, swoisty regres, może być odświeżający, jak odświeżające jest wstępowanie w obszar nieświadomości, zbiorowych fantazji, doświadczeń onirycznych, objawy ludyczności, w których społeczeństwa powtarzają to, co je wiąże z archetypalnymi elementami natury ludzkiej.</text:span></text:p>
        </text:list-header>
      </text:list>
      <text:p text:style-name="P22">Dotychczasowy indywidualizm zostaje zastąpiony nową jakością jaką jest wspólnota przeżyciowa (histerie grupowe, koncerty, naśladownictwo i mody). To nowy rodzaj inteligencji - emocjonalnej. <text:soft-page-break/>Dotychczasowa inteligencja rozumowa (akademicka, centrowa), funkcjonująca jako elitarna była formułą realizowaną klanowo, a każdy klan funkcjonował wokół jakiegoś herosa (mistrza). Stado (dwór) chroniło mistrza (księcia), każdy obcy był wykluczany. Wkluczenie wymagało szeregu rytów inicjacyjnych i wkupienia się w stado- było objęte strukturą antyrepublikańską i funkcjonowało w sieci wpływów i zależności wymiernych i hierarchicznych. System ten wykazywał swą degenerację ujawniając schyłkową endogemiczność - wpływy były coraz bardziej sieciowo-subektywne i coraz bardziej korupcjogenne, coraz mniej rozumowe i merytoryczne. Co ciekawe - coraz częściej liczyło na klientelę plemienną - szeroką, egalitarną, i to do niej kierowało swe przesłanie, działając na jej emocjonalność. Ergo - wraca do trybalizmu, tyle tylko, że usiłuje go wpasować w swój dawny indywidualizm, co skutkuje klanowością, czyli kluczem jest przynależność, a siłą spajającą afekt, czyli emocja. Trybalizm okazuje się sednem formuł wspólnotowych, obłudnie wypieranym przez same instytucje. Być może nadchodzi czas, by wskazać go jako formułę oficjalną. Myśl i działanie są bowiem klanowe, nie- teoretyczno indywidualne. A jeśli takowymi były- wyczerpały już swój potencjał. Kantowski imperatyw kategoryczny - moralny, aktywny i racjonalny, zastępowany jest według Ortegi y Gasseta imperatywem klimatycznym, który można rozumieć jako nastrój wsteczny, erotyczny, kosmiczny.</text:p>
      <text:p text:style-name="P22"><text:span text:style-name="T14"/></text:p>
      <text:p text:style-name="P22">Sakralizacja stosunków społecznych i metody jego rozpoznania</text:p>
      <text:p text:style-name="P24"><text:span text:style-name="T14">Nacisk na więź (także religijną) powoduje, że same powody stają się ważne, bo trzeba nazwać to, co wokół czego się ustanawia więź. Dowartościowywane, zdają się z kolei uświęcać strukturę społeczną jako wspólnotę. To jest to, co Durkheim nazywa „bóstwem społecznym”. Bóstwo to przeciwstawia się władzy ekonomiczno-społecznej przez unik głośnego mówienia i ustanawiania jednocześnie podziemnego „centrum”, które produkuje siłę utrzymującą świat (bóg tajemny). Aby rozpoznać tę siłę, trzeba się wykazać elastycznością odchodzenia od przestarzałych narzędzi racjonalności, ale jednocześnie nie zatracać narzędzi skutecznego oglądu rzeczy. Nie można też zapominać o tym, że jest to praca post fatum. Razem: praca historyka-artysty, nastawionego nie na uniwersalizm, ale na sytuacjonizm, lokalność, przepływowość, hermeneutykę (jest się w tym, co się opisuje ), czyli- wspólnotę przeżyć fundowanych na ruchomym gruncie. By to opisać, trzeba stosować metaforę, która najszlachetniej przybliża ferment, szczegółowe prawdy – przybliżone i chwilowe. To także odmowa walki wręcz, wybierać atak z flanki- wypływając niuansem. To praktyka teologii apofatycznej: o bogu mówić unikami, nie próbować uchwytywać go frontalnie, ale wiedzę czerpać z konturów, ruchów, wahań, cienia. To także przezwyciężać sztywność słowa, które czepie energię ze swego jądra, ale uruchamia ją w oddalaniu się od niego.</text:span><text:line-break/><text:span text:style-name="T14">To różnica między społeczeństwem a uspołecznieniem, gdzie społeczeństwo to twór nowoczesności: mechanicystyczny, wytwarzający instytucje ekonomiczno-polityczne i sytuujące </text:span><text:soft-page-break/><text:span text:style-name="T14">jednostkę w określonej funkcji i zawierając z nią kontrakty, uspołecznienie (ponowoczesność) zaś to rekcja na społeczność wyrażona w prymacie mas, które sytuują osobę (nie- jednostkę!) w roli, którą sobie sama wybiera i tworzące z osób grupy plemienne.</text:span><text:line-break/><text:span text:style-name="T14">Są epoki, które żyją w stanie wrzenia, i są takie, które z tego wrzenia usiłują się wyrwać. Obecnie żyjemy w epoce, która wrzenie stawia na piedes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BCDEE+Bookman Old Style" svg:font-family="'ABCDEE+Bookman Old Style'"/>
    <style:font-face style:name="ABCDEE+Bookman Old Style,Bold" svg:font-family="'ABCDEE+Bookman Old Style,Bold'"/>
    <style:font-face style:name="OpenSymbol1" svg:font-family="OpenSymbol"/>
    <style:font-face style:name="OpenSymbol" svg:font-family="OpenSymbol, 'Arial Unicode MS'"/>
    <style:font-face style:name="Verdana" svg:font-family="Verdana, Arial, Helvetica, sans-serif"/>
    <style:font-face style:name="sans-serif" svg:font-family="sans-serif"/>
    <style:font-face style:name="ABCDEE+Bookman Old Style1" svg:font-family="'ABCDEE+Bookman Old Style'" style:font-family-generic="swiss"/>
    <style:font-face style:name="ABCDEE+Bookman Old Style,Bold1" svg:font-family="'ABCDEE+Bookman Old Style,Bold'" style:font-family-generic="swiss"/>
    <style:font-face style:name="ABCDEE+Bookman Old Style,Italic" svg:font-family="'ABCDEE+Bookman Old Style,Italic'" style:font-family-generic="swiss"/>
    <style:font-face style:name="Lucida Sans1" svg:font-family="'Lucida Sans'" style:font-family-generic="swiss"/>
    <style:font-face style:name="Times New Roman1" svg:font-family="'Times New Roman'" style:font-family-generic="swiss"/>
    <style:font-face style:name="Times New Roman,Italic" svg:font-family="'Times New Roman,Italic'" style:font-family-generic="swiss"/>
    <style:font-face style:name="DejaVu Sans" svg:font-family="'DejaVu Sans', 'Arial Unicode MS'" style:font-pitch="variable"/>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pl" fo:country="PL"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odpis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Nagłówek1" style:family="paragraph" style:parent-style-name="Standard" style:next-style-name="Text_20_body">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Plan_20_dokumentu" style:display-name="Plan dokumentu"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Styl1" style:family="paragraph" style:parent-style-name="Heading_20_2" style:default-outline-level="" style:list-style-nam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DejaVu Sans Condensed" style:font-size-asian="12pt" style:font-weight-asian="bold" style:font-name-complex="Lucida Sans" style:font-size-complex="12pt" style:font-weight-complex="bold"/>
    </style:style>
    <style:style style:name="WW8Num2z0" style:family="text">
      <style:text-properties style:font-name="Symbol" style:font-name-complex="OpenSymbol"/>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09:37:00</meta:creation-date>
    <dc:date>2011-11-29T15:10:48</dc:date>
    <meta:editing-cycles>15</meta:editing-cycles>
    <meta:editing-duration>PT7H9M50S</meta:editing-duration>
    <meta:generator>LibreOffice/3.4$Linux LibreOffice_project/340m1$Build-302</meta:generator>
    <meta:document-statistic meta:table-count="0" meta:image-count="0" meta:object-count="0" meta:page-count="12" meta:paragraph-count="70" meta:word-count="3875" meta:character-count="29504" meta:non-whitespace-character-count="25691"/>
    <meta:user-defined meta:name="Informacja 1"/>
    <meta:user-defined meta:name="Informacja 2"/>
    <meta:user-defined meta:name="Informacja 3"/>
    <meta:user-defined meta:name="Informacja 4"/>
  </office:meta>
</office:document-meta>
</file>